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3.261cm"/>
    </style:style>
    <style:style style:name="Таблица1.B" style:family="table-column">
      <style:table-column-properties style:column-width="2.997cm"/>
    </style:style>
    <style:style style:name="Таблица1.C" style:family="table-column">
      <style:table-column-properties style:column-width="10.742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2.739cm" table:align="left"/>
    </style:style>
    <style:style style:name="Таблица2.A" style:family="table-column">
      <style:table-column-properties style:column-width="2.753cm"/>
    </style:style>
    <style:style style:name="Таблица2.B" style:family="table-column">
      <style:table-column-properties style:column-width="9.985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0.315cm" table:align="left"/>
    </style:style>
    <style:style style:name="Таблица3.A" style:family="table-column">
      <style:table-column-properties style:column-width="3.775cm"/>
    </style:style>
    <style:style style:name="Таблица3.B" style:family="table-column">
      <style:table-column-properties style:column-width="6.54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17cm" table:align="left"/>
    </style:style>
    <style:style style:name="Таблица4.A" style:family="table-column">
      <style:table-column-properties style:column-width="3.261cm"/>
    </style:style>
    <style:style style:name="Таблица4.B" style:family="table-column">
      <style:table-column-properties style:column-width="1.526cm"/>
    </style:style>
    <style:style style:name="Таблица4.C" style:family="table-column">
      <style:table-column-properties style:column-width="2.909cm"/>
    </style:style>
    <style:style style:name="Таблица4.D" style:family="table-column">
      <style:table-column-properties style:column-width="9.305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0.622cm" table:align="left"/>
    </style:style>
    <style:style style:name="Таблица5.A" style:family="table-column">
      <style:table-column-properties style:column-width="3.261cm"/>
    </style:style>
    <style:style style:name="Таблица5.B" style:family="table-column">
      <style:table-column-properties style:column-width="1.741cm"/>
    </style:style>
    <style:style style:name="Таблица5.C" style:family="table-column">
      <style:table-column-properties style:column-width="5.62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15.887cm" table:align="left"/>
    </style:style>
    <style:style style:name="Таблица6.A" style:family="table-column">
      <style:table-column-properties style:column-width="2.753cm"/>
    </style:style>
    <style:style style:name="Таблица6.B" style:family="table-column">
      <style:table-column-properties style:column-width="13.134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7cm" table:align="left"/>
    </style:style>
    <style:style style:name="Таблица7.A" style:family="table-column">
      <style:table-column-properties style:column-width="3.261cm"/>
    </style:style>
    <style:style style:name="Таблица7.B" style:family="table-column">
      <style:table-column-properties style:column-width="9.086cm"/>
    </style:style>
    <style:style style:name="Таблица7.C" style:family="table-column">
      <style:table-column-properties style:column-width="4.653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13.3cm" table:align="left"/>
    </style:style>
    <style:style style:name="Таблица8.A" style:family="table-column">
      <style:table-column-properties style:column-width="3.508cm"/>
    </style:style>
    <style:style style:name="Таблица8.B" style:family="table-column">
      <style:table-column-properties style:column-width="9.791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17cm" table:align="left"/>
    </style:style>
    <style:style style:name="Таблица9.A" style:family="table-column">
      <style:table-column-properties style:column-width="3.311cm"/>
    </style:style>
    <style:style style:name="Таблица9.B" style:family="table-column">
      <style:table-column-properties style:column-width="3.427cm"/>
    </style:style>
    <style:style style:name="Таблица9.C" style:family="table-column">
      <style:table-column-properties style:column-width="4.847cm"/>
    </style:style>
    <style:style style:name="Таблица9.D" style:family="table-column">
      <style:table-column-properties style:column-width="5.415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7cm" table:align="left"/>
    </style:style>
    <style:style style:name="Таблица10.A" style:family="table-column">
      <style:table-column-properties style:column-width="10.34cm"/>
    </style:style>
    <style:style style:name="Таблица10.B" style:family="table-column">
      <style:table-column-properties style:column-width="6.66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7cm" table:align="left"/>
    </style:style>
    <style:style style:name="Таблица11.A" style:family="table-column">
      <style:table-column-properties style:column-width="7.172cm"/>
    </style:style>
    <style:style style:name="Таблица11.B" style:family="table-column">
      <style:table-column-properties style:column-width="9.828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1.915cm" table:align="left"/>
    </style:style>
    <style:style style:name="Таблица12.A" style:family="table-column">
      <style:table-column-properties style:column-width="6.309cm"/>
    </style:style>
    <style:style style:name="Таблица12.B" style:family="table-column">
      <style:table-column-properties style:column-width="5.606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3.48cm" table:align="left"/>
    </style:style>
    <style:style style:name="Таблица13.A" style:family="table-column">
      <style:table-column-properties style:column-width="5.847cm"/>
    </style:style>
    <style:style style:name="Таблица13.B" style:family="table-column">
      <style:table-column-properties style:column-width="7.632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3.794cm" table:align="left"/>
    </style:style>
    <style:style style:name="Таблица14.A" style:family="table-column">
      <style:table-column-properties style:column-width="4.531cm"/>
    </style:style>
    <style:style style:name="Таблица14.B" style:family="table-column">
      <style:table-column-properties style:column-width="5.339cm"/>
    </style:style>
    <style:style style:name="Таблица14.C" style:family="table-column">
      <style:table-column-properties style:column-width="1.783cm"/>
    </style:style>
    <style:style style:name="Таблица14.D" style:family="table-column">
      <style:table-column-properties style:column-width="2.14cm"/>
    </style:style>
    <style:style style:name="Таблица14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fo:color="#ffffff" loext:opacity="100%"/>
    </style:style>
    <style:style style:name="P2" style:family="paragraph" style:parent-style-name="Text_20_body">
      <style:text-properties fo:color="#ffffff" loext:opacity="100%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Text_20_body" style:list-style-name="L1">
      <style:text-properties fo:color="#ffffff" loext:opacity="100%"/>
    </style:style>
    <style:style style:name="P7" style:family="paragraph" style:parent-style-name="Quotations">
      <style:paragraph-properties fo:margin-top="0cm" fo:margin-bottom="0.247cm" style:contextual-spacing="false" fo:line-height="115%"/>
      <style:text-properties fo:color="#ffffff" loext:opacity="100%"/>
    </style:style>
    <style:style style:name="P8" style:family="paragraph" style:parent-style-name="Horizontal_20_Line">
      <style:paragraph-properties fo:margin-top="0cm" fo:margin-bottom="0.247cm" style:contextual-spacing="false" fo:line-height="115%"/>
      <style:text-properties fo:color="#ffffff" loext:opacity="100%"/>
    </style:style>
    <style:style style:name="P9" style:family="paragraph" style:parent-style-name="Heading_20_2">
      <style:paragraph-properties fo:margin-top="0cm" fo:margin-bottom="0.247cm" style:contextual-spacing="false" fo:line-height="115%"/>
      <style:text-properties fo:color="#ffffff" loext:opacity="100%"/>
    </style:style>
    <style:style style:name="P10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</style:style>
    <style:style style:name="P11" style:family="paragraph" style:parent-style-name="Preformatted_20_Text">
      <style:paragraph-properties fo:margin-top="0cm" fo:margin-bottom="0.247cm" style:contextual-spacing="false" fo:line-height="115%" style:writing-mode="lr-tb"/>
    </style:style>
    <style:style style:name="P12" style:family="paragraph" style:parent-style-name="Preformatted_20_Text">
      <style:paragraph-properties fo:margin-top="0cm" fo:margin-bottom="0.247cm" style:contextual-spacing="false" fo:line-height="115%" style:writing-mode="lr-tb"/>
      <style:text-properties fo:color="#ffffff" loext:opacity="100%"/>
    </style:style>
    <style:style style:name="P13" style:family="paragraph" style:parent-style-name="Table_20_Heading">
      <style:text-properties fo:color="#ffffff" loext:opacity="100%"/>
    </style:style>
    <style:style style:name="P14" style:family="paragraph" style:parent-style-name="Table_20_Contents">
      <style:text-properties fo:color="#ffffff" loext:opacity="100%"/>
    </style:style>
    <style:style style:name="P1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6" style:family="paragraph" style:parent-style-name="Preformatted_20_Text">
      <style:paragraph-properties style:writing-mode="lr-tb"/>
      <style:text-properties fo:color="#ffffff" loext:opacity="100%"/>
    </style:style>
    <style:style style:name="P17" style:family="paragraph" style:parent-style-name="Horizontal_20_Line">
      <style:text-properties fo:color="#ffffff" loext:opacity="100%"/>
    </style:style>
    <style:style style:name="P18" style:family="paragraph" style:parent-style-name="Heading_20_3">
      <style:text-properties fo:color="#ffffff" loext:opacity="100%"/>
    </style:style>
    <style:style style:name="P19" style:family="paragraph" style:parent-style-name="Text_20_body" style:list-style-name="L2"/>
    <style:style style:name="P20" style:family="paragraph" style:parent-style-name="Text_20_body" style:list-style-name="L3"/>
    <style:style style:name="P21" style:family="paragraph" style:parent-style-name="Quotations">
      <style:text-properties fo:color="#ffffff" loext:opacity="100%"/>
    </style:style>
    <style:style style:name="P22" style:family="paragraph" style:parent-style-name="Preformatted_20_Text">
      <style:paragraph-properties fo:margin-left="1cm" fo:margin-right="1cm" fo:margin-top="0cm" fo:margin-bottom="0.499cm" style:contextual-spacing="false" fo:text-indent="0cm" style:auto-text-indent="false" style:writing-mode="lr-tb"/>
    </style:style>
    <style:style style:name="P23" style:family="paragraph" style:parent-style-name="Quotations">
      <style:paragraph-properties fo:margin-left="1cm" fo:margin-right="1cm" fo:text-indent="0cm" style:auto-text-indent="false"/>
    </style:style>
    <style:style style:name="P24" style:family="paragraph" style:parent-style-name="Quotations">
      <style:text-properties fo:color="#ffffff" loext:opacity="100%" fo:language="kk" fo:country="KZ" officeooo:rsid="001fddb7" officeooo:paragraph-rsid="001fddb7"/>
    </style:style>
    <style:style style:name="P25" style:family="paragraph" style:parent-style-name="Standard">
      <style:text-properties fo:color="#ffffff" loext:opacity="100%"/>
    </style:style>
    <style:style style:name="T1" style:family="text">
      <style:text-properties fo:color="#ffffff" loext:opacity="100%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1. Что такое свойство объекта</text:h>
      <text:p text:style-name="P2">Когда ты создаёшь объект:</text:p>
      <text:p text:style-name="P3"><text:span text:style-name="Source_20_Text"><text:span text:style-name="T1">let user = {</text:span></text:span></text:p>
      <text:p text:style-name="P4"><text:span text:style-name="Source_20_Text"><text:span text:style-name="T1"><text:s text:c="2"/>name: "Марат",</text:span></text:span></text:p>
      <text:p text:style-name="P4"><text:span text:style-name="Source_20_Text"><text:span text:style-name="T1"><text:s text:c="2"/>age: 25</text:span></text:span></text:p>
      <text:p text:style-name="P5"><text:span text:style-name="Source_20_Text"><text:span text:style-name="T1">};</text:span></text:span></text:p>
      <text:p text:style-name="Text_20_body"><text:span text:style-name="T1">Каждое свойство (</text:span><text:span text:style-name="Source_20_Text"><text:span text:style-name="T1">name</text:span></text:span><text:span text:style-name="T1">, </text:span><text:span text:style-name="Source_20_Text"><text:span text:style-name="T1">age</text:span></text:span><text:span text:style-name="T1">) в JavaScript —<text:line-break/>это не просто «ключ → значение».</text:span></text:p>
      <text:p text:style-name="Text_20_body"><text:span text:style-name="T1">На самом деле, </text:span><text:span text:style-name="Strong_20_Emphasis"><text:span text:style-name="T1">каждое свойство — это объект с мета-информацией</text:span></text:span><text:span text:style-name="T1">,<text:line-break/>и у него есть </text:span><text:span text:style-name="Strong_20_Emphasis"><text:span text:style-name="T1">флаги (property attributes)</text:span></text:span><text:span text:style-name="T1">,<text:line-break/>которые управляют его поведением.</text:span></text:p>
      <text:p text:style-name="P2"/>
      <text:h text:style-name="P1" text:outline-level="2">2. Что такое флаги свойств</text:h>
      <text:p text:style-name="Text_20_body"><text:span text:style-name="Strong_20_Emphasis"><text:span text:style-name="T1">Флаги</text:span></text:span><text:span text:style-name="T1"> — это специальные “встроенные настройки” для каждого свойства,<text:line-break/>которые определяют, </text:span><text:span text:style-name="Strong_20_Emphasis"><text:span text:style-name="T1">как именно это свойство себя ведёт</text:span></text:span><text:span text:style-name="T1">:</text:span></text:p>
      <text:list text:style-name="L1">
        <text:list-item>
          <text:p text:style-name="P6">можно ли его изменить;</text:p>
        </text:list-item>
        <text:list-item>
          <text:p text:style-name="P6">можно ли его удалить;</text:p>
        </text:list-item>
        <text:list-item>
          <text:p text:style-name="P6">видно ли оно в циклах;</text:p>
        </text:list-item>
        <text:list-item>
          <text:p text:style-name="P6">можно ли к нему прицепить геттер/сеттер и т. д.</text:p>
        </text:list-item>
      </text:list>
      <text:p text:style-name="P2"/>
      <text:h text:style-name="P1" text:outline-level="2">🔹 1. Что такое дескриптор</text:h>
      <text:p text:style-name="Text_20_body"><text:span text:style-name="Strong_20_Emphasis"><text:span text:style-name="T1">Дескриптор свойства (property descriptor)</text:span></text:span><text:span text:style-name="T1"> —<text:line-break/>это внутренний объект, который описывает </text:span><text:span text:style-name="Strong_20_Emphasis"><text:span text:style-name="T1">поведение одного конкретного свойства</text:span></text:span><text:span text:style-name="T1"> в объекте.</text:span></text:p>
      <text:p text:style-name="P2">Можно сказать:</text:p>
      <text:p text:style-name="P7">Дескриптор — это “паспорт” свойства:<text:line-break/>он хранит все настройки (флаги, значение, get/set и т.д.).</text:p>
      <text:p text:style-name="P8"/>
      <text:h text:style-name="P9" text:outline-level="2">🔹 2. Объект ≠ дескриптор</text:h>
      <text:p text:style-name="Text_20_body"><text:span text:style-name="T1">Обычный объект — это просто набор пар </text:span><text:span text:style-name="Source_20_Text"><text:span text:style-name="T1">ключ: значение</text:span></text:span><text:span text:style-name="T1">:</text:span></text:p>
      <text:p text:style-name="P10"><text:span text:style-name="Source_20_Text"><text:span text:style-name="T1">let user = {</text:span></text:span></text:p>
      <text:p text:style-name="P11"><text:span text:style-name="Source_20_Text"><text:span text:style-name="T1"><text:s text:c="2"/>name: "Марат",</text:span></text:span></text:p>
      <text:p text:style-name="P11"><text:span text:style-name="Source_20_Text"><text:span text:style-name="T1"><text:s text:c="2"/>age: 25</text:span></text:span></text:p>
      <text:p text:style-name="P11"><text:span text:style-name="Source_20_Text"><text:span text:style-name="T1">};</text:span></text:span></text:p>
      <text:p text:style-name="Text_20_body"><text:soft-page-break/><text:span text:style-name="T1">📌 Это обычный объект,<text:line-break/>в нём </text:span><text:span text:style-name="Strong_20_Emphasis"><text:span text:style-name="T1">свойства</text:span></text:span><text:span text:style-name="T1"> (</text:span><text:span text:style-name="Source_20_Text"><text:span text:style-name="T1">name</text:span></text:span><text:span text:style-name="T1">, </text:span><text:span text:style-name="Source_20_Text"><text:span text:style-name="T1">age</text:span></text:span><text:span text:style-name="T1">),<text:line-break/>а вот </text:span><text:span text:style-name="Strong_20_Emphasis"><text:span text:style-name="T1">для каждого из них</text:span></text:span><text:span text:style-name="T1"> у движка есть </text:span><text:span text:style-name="Emphasis"><text:span text:style-name="T1">свой дескриптор</text:span></text:span><text:span text:style-name="T1">.</text:span></text:p>
      <text:p text:style-name="Text_20_body"><text:span text:style-name="T1">То есть “дескриптор” — это не сам объект,<text:line-break/>а </text:span><text:span text:style-name="Strong_20_Emphasis"><text:span text:style-name="T1">описание конкретного свойства внутри объекта.</text:span></text:span></text:p>
      <text:p text:style-name="P8"/>
      <text:h text:style-name="P9" text:outline-level="2">🔹 3. Как посмотреть дескриптор</text:h>
      <text:p text:style-name="P10"><text:span text:style-name="Source_20_Text"><text:span text:style-name="T1">let user = { name: "Марат" };</text:span></text:span></text:p>
      <text:p text:style-name="P12"/>
      <text:p text:style-name="P11"><text:span text:style-name="Source_20_Text"><text:span text:style-name="T1">let desc = Object.getOwnPropertyDescriptor(user, "name");</text:span></text:span></text:p>
      <text:p text:style-name="P11"><text:span text:style-name="Source_20_Text"><text:span text:style-name="T1">console.log(desc);</text:span></text:span></text:p>
      <text:p text:style-name="P2">📤 Выведет:</text:p>
      <text:p text:style-name="P10"><text:span text:style-name="Source_20_Text"><text:span text:style-name="T1">{</text:span></text:span></text:p>
      <text:p text:style-name="P11"><text:span text:style-name="Source_20_Text"><text:span text:style-name="T1"><text:s text:c="2"/>value: "Марат",</text:span></text:span></text:p>
      <text:p text:style-name="P11"><text:span text:style-name="Source_20_Text"><text:span text:style-name="T1"><text:s text:c="2"/>writable: true,</text:span></text:span></text:p>
      <text:p text:style-name="P11"><text:span text:style-name="Source_20_Text"><text:span text:style-name="T1"><text:s text:c="2"/>enumerable: true,</text:span></text:span></text:p>
      <text:p text:style-name="P11"><text:span text:style-name="Source_20_Text"><text:span text:style-name="T1"><text:s text:c="2"/>configurable: true</text:span></text:span></text:p>
      <text:p text:style-name="P11"><text:span text:style-name="Source_20_Text"><text:span text:style-name="T1">}</text:span></text:span></text:p>
      <text:p text:style-name="Text_20_body"><text:span text:style-name="T1">💡 Это — </text:span><text:span text:style-name="Strong_20_Emphasis"><text:span text:style-name="T1">дескриптор свойства </text:span></text:span><text:span text:style-name="Strong_20_Emphasis"><text:span text:style-name="Source_20_Text"><text:span text:style-name="T1">name</text:span></text:span></text:span><text:span text:style-name="T1"> объекта </text:span><text:span text:style-name="Source_20_Text"><text:span text:style-name="T1">user</text:span></text:span><text:span text:style-name="T1">.</text:span></text:p>
      <text:p text:style-name="P8"/>
      <text:h text:style-name="P9" text:outline-level="2">🔹 4. То есть структура такая:</text:h>
      <text:p text:style-name="P2">Можно представить объект так:</text:p>
      <text:p text:style-name="P10"><text:span text:style-name="Source_20_Text"><text:span text:style-name="T1">{</text:span></text:span></text:p>
      <text:p text:style-name="P11"><text:span text:style-name="Source_20_Text"><text:span text:style-name="T1"><text:s text:c="2"/>name: {</text:span></text:span></text:p>
      <text:p text:style-name="P11"><text:span text:style-name="Source_20_Text"><text:span text:style-name="T1"><text:s text:c="4"/>value: "Марат",</text:span></text:span></text:p>
      <text:p text:style-name="P11"><text:span text:style-name="Source_20_Text"><text:span text:style-name="T1"><text:s text:c="4"/>writable: true,</text:span></text:span></text:p>
      <text:p text:style-name="P11"><text:span text:style-name="Source_20_Text"><text:span text:style-name="T1"><text:s text:c="4"/>enumerable: true,</text:span></text:span></text:p>
      <text:p text:style-name="P11"><text:span text:style-name="Source_20_Text"><text:span text:style-name="T1"><text:s text:c="4"/>configurable: true</text:span></text:span></text:p>
      <text:p text:style-name="P11"><text:span text:style-name="Source_20_Text"><text:span text:style-name="T1"><text:s text:c="2"/>},</text:span></text:span></text:p>
      <text:p text:style-name="P11"><text:span text:style-name="Source_20_Text"><text:span text:style-name="T1"><text:s text:c="2"/>age: {</text:span></text:span></text:p>
      <text:p text:style-name="P11"><text:span text:style-name="Source_20_Text"><text:span text:style-name="T1"><text:s text:c="4"/>value: 25,</text:span></text:span></text:p>
      <text:p text:style-name="P11"><text:span text:style-name="Source_20_Text"><text:span text:style-name="T1"><text:s text:c="4"/>writable: true,</text:span></text:span></text:p>
      <text:p text:style-name="P11"><text:span text:style-name="Source_20_Text"><text:span text:style-name="T1"><text:s text:c="4"/>enumerable: true,</text:span></text:span></text:p>
      <text:p text:style-name="P11"><text:span text:style-name="Source_20_Text"><text:span text:style-name="T1"><text:s text:c="4"/>configurable: true</text:span></text:span></text:p>
      <text:p text:style-name="P11"><text:span text:style-name="Source_20_Text"><text:span text:style-name="T1"><text:s text:c="2"/>}</text:span></text:span></text:p>
      <text:p text:style-name="P11"><text:span text:style-name="Source_20_Text"><text:span text:style-name="T1">}</text:span></text:span></text:p>
      <text:p text:style-name="Text_20_body"><text:soft-page-break/><text:span text:style-name="T1">📘 Это не реальное представление,<text:line-break/>но </text:span><text:span text:style-name="Strong_20_Emphasis"><text:span text:style-name="T1">примерно так движок хранит данные</text:span></text:span><text:span text:style-name="T1"> о каждом свойстве внутри.</text:span></text:p>
      <text:p text:style-name="P8"/>
      <text:h text:style-name="P9" text:outline-level="2">🔹 5. Мы можем получить все дескрипторы сразу</text:h>
      <text:p text:style-name="P10"><text:span text:style-name="Source_20_Text"><text:span text:style-name="T1">let user = { name: "Марат", age: 25 };</text:span></text:span></text:p>
      <text:p text:style-name="P12"/>
      <text:p text:style-name="P11"><text:span text:style-name="Source_20_Text"><text:span text:style-name="T1">console.log(Object.getOwnPropertyDescriptors(user));</text:span></text:span></text:p>
      <text:p text:style-name="P2">📤 Результат:</text:p>
      <text:p text:style-name="P10"><text:span text:style-name="Source_20_Text"><text:span text:style-name="T1">{</text:span></text:span></text:p>
      <text:p text:style-name="P11"><text:span text:style-name="Source_20_Text"><text:span text:style-name="T1"><text:s text:c="2"/>name: { value: 'Марат', writable: true, enumerable: true, configurable: true },</text:span></text:span></text:p>
      <text:p text:style-name="P11"><text:span text:style-name="Source_20_Text"><text:span text:style-name="T1"><text:s text:c="2"/>age: <text:s/>{ value: 25, writable: true, enumerable: true, configurable: true }</text:span></text:span></text:p>
      <text:p text:style-name="P11"><text:span text:style-name="Source_20_Text"><text:span text:style-name="T1">}</text:span></text:span></text:p>
      <text:p text:style-name="P2">💡 То есть у каждого свойства свой дескриптор.</text:p>
      <text:p text:style-name="P2"/>
      <text:h text:style-name="P1" text:outline-level="2">3. Три основных флага для обычных свойств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13">Флаг</text:p>
            </table:table-cell>
            <table:table-cell table:style-name="Таблица1.A1" office:value-type="string">
              <text:p text:style-name="P13">По умолчанию</text:p>
            </table:table-cell>
            <table:table-cell table:style-name="Таблица1.A1" office:value-type="string">
              <text:p text:style-name="P13">Что делает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<text:span text:style-name="Source_20_Text"><text:span text:style-name="T1">writable</text:span></text:span></text:p>
          </table:table-cell>
          <table:table-cell table:style-name="Таблица1.A1" office:value-type="string">
            <text:p text:style-name="Table_20_Contents"><text:span text:style-name="Source_20_Text"><text:span text:style-name="T1">true</text:span></text:span></text:p>
          </table:table-cell>
          <table:table-cell table:style-name="Таблица1.A1" office:value-type="string">
            <text:p text:style-name="P14">можно ли изменять значение свойства</text:p>
          </table:table-cell>
        </table:table-row>
        <table:table-row>
          <table:table-cell table:style-name="Таблица1.A1" office:value-type="string">
            <text:p text:style-name="Table_20_Contents"><text:span text:style-name="Source_20_Text"><text:span text:style-name="T1">enumerable</text:span></text:span></text:p>
          </table:table-cell>
          <table:table-cell table:style-name="Таблица1.A1" office:value-type="string">
            <text:p text:style-name="Table_20_Contents"><text:span text:style-name="Source_20_Text"><text:span text:style-name="T1">true</text:span></text:span></text:p>
          </table:table-cell>
          <table:table-cell table:style-name="Таблица1.A1" office:value-type="string">
            <text:p text:style-name="Table_20_Contents"><text:span text:style-name="T1">видно ли свойство в переборе (</text:span><text:span text:style-name="Source_20_Text"><text:span text:style-name="T1">for...in</text:span></text:span><text:span text:style-name="T1">, </text:span><text:span text:style-name="Source_20_Text"><text:span text:style-name="T1">Object.keys</text:span></text:span><text:span text:style-name="T1">)</text:span></text:p>
          </table:table-cell>
        </table:table-row>
        <table:table-row>
          <table:table-cell table:style-name="Таблица1.A1" office:value-type="string">
            <text:p text:style-name="Table_20_Contents"><text:span text:style-name="Source_20_Text"><text:span text:style-name="T1">configurable</text:span></text:span></text:p>
          </table:table-cell>
          <table:table-cell table:style-name="Таблица1.A1" office:value-type="string">
            <text:p text:style-name="Table_20_Contents"><text:span text:style-name="Source_20_Text"><text:span text:style-name="T1">true</text:span></text:span></text:p>
          </table:table-cell>
          <table:table-cell table:style-name="Таблица1.A1" office:value-type="string">
            <text:p text:style-name="P14">можно ли удалить свойство или изменить его флаги</text:p>
          </table:table-cell>
        </table:table-row>
      </table:table>
      <text:h text:style-name="P1" text:outline-level="2">🔹 4. Как посмотреть флаги</text:h>
      <text:p text:style-name="P2">С помощью:</text:p>
      <text:p text:style-name="P15"><text:span text:style-name="Source_20_Text"><text:span text:style-name="T1">Object.getOwnPropertyDescriptor(obj, prop)</text:span></text:span></text:p>
      <text:p text:style-name="P2">📘 Пример:</text:p>
      <text:p text:style-name="P3"><text:span text:style-name="Source_20_Text"><text:span text:style-name="T1">let user = { name: "Марат" };</text:span></text:span></text:p>
      <text:p text:style-name="P16"/>
      <text:p text:style-name="P4"><text:span text:style-name="Source_20_Text"><text:span text:style-name="T1">let descriptor = Object.getOwnPropertyDescriptor(user, "name");</text:span></text:span></text:p>
      <text:p text:style-name="P5"><text:span text:style-name="Source_20_Text"><text:span text:style-name="T1">console.log(descriptor);</text:span></text:span></text:p>
      <text:p text:style-name="P2">📤 Результат:</text:p>
      <text:p text:style-name="P3"><text:span text:style-name="Source_20_Text"><text:span text:style-name="T1">{</text:span></text:span></text:p>
      <text:p text:style-name="P4"><text:span text:style-name="Source_20_Text"><text:span text:style-name="T1"><text:s text:c="2"/>value: "Марат",</text:span></text:span></text:p>
      <text:p text:style-name="P4"><text:span text:style-name="Source_20_Text"><text:span text:style-name="T1"><text:s text:c="2"/>writable: true,</text:span></text:span></text:p>
      <text:p text:style-name="P4"><text:span text:style-name="Source_20_Text"><text:span text:style-name="T1"><text:s text:c="2"/>enumerable: true,</text:span></text:span></text:p>
      <text:p text:style-name="P4"><text:span text:style-name="Source_20_Text"><text:span text:style-name="T1"><text:s text:c="2"/>configurable: true</text:span></text:span></text:p>
      <text:p text:style-name="P5"><text:span text:style-name="Source_20_Text"><text:span text:style-name="T1">}</text:span></text:span></text:p>
      <text:p text:style-name="P2">Вот они — три флага и значение свойства.</text:p>
      <text:h text:style-name="P1" text:outline-level="2"><text:soft-page-break/>5. Что делает каждый флаг (на практике)</text:h>
      <text:h text:style-name="Heading_20_3" text:outline-level="3"><text:span text:style-name="T1">🟢 </text:span><text:span text:style-name="Source_20_Text"><text:span text:style-name="T1">writable</text:span></text:span></text:h>
      <text:p text:style-name="Text_20_body"><text:span text:style-name="T1">Определяет, </text:span><text:span text:style-name="Strong_20_Emphasis"><text:span text:style-name="T1">можно ли менять значение свойства</text:span></text:span><text:span text:style-name="T1">.</text:span></text:p>
      <text:p text:style-name="P3"><text:span text:style-name="Source_20_Text"><text:span text:style-name="T1">let user = {};</text:span></text:span></text:p>
      <text:p text:style-name="P4"><text:span text:style-name="Source_20_Text"><text:span text:style-name="T1">Object.defineProperty(user, "name", {</text:span></text:span></text:p>
      <text:p text:style-name="P4"><text:span text:style-name="Source_20_Text"><text:span text:style-name="T1"><text:s text:c="2"/>value: "Марат",</text:span></text:span></text:p>
      <text:p text:style-name="P4"><text:span text:style-name="Source_20_Text"><text:span text:style-name="T1"><text:s text:c="2"/>writable: false</text:span></text:span></text:p>
      <text:p text:style-name="P4"><text:span text:style-name="Source_20_Text"><text:span text:style-name="T1">});</text:span></text:span></text:p>
      <text:p text:style-name="P16"/>
      <text:p text:style-name="P4"><text:span text:style-name="Source_20_Text"><text:span text:style-name="T1">user.name = "Айдар"; // ❌ Игнорируется (в strict mode — ошибка)</text:span></text:span></text:p>
      <text:p text:style-name="P5"><text:span text:style-name="Source_20_Text"><text:span text:style-name="T1">console.log(user.name); // "Марат"</text:span></text:span></text:p>
      <text:p text:style-name="P17"/>
      <text:h text:style-name="Heading_20_3" text:outline-level="3"><text:span text:style-name="T1">🟢 </text:span><text:span text:style-name="Source_20_Text"><text:span text:style-name="T1">enumerable</text:span></text:span></text:h>
      <text:p text:style-name="Text_20_body"><text:span text:style-name="T1">Отвечает за то, </text:span><text:span text:style-name="Strong_20_Emphasis"><text:span text:style-name="T1">видно ли свойство при переборе</text:span></text:span><text:span text:style-name="T1">:</text:span></text:p>
      <text:p text:style-name="P3"><text:span text:style-name="Source_20_Text"><text:span text:style-name="T1">let user = {};</text:span></text:span></text:p>
      <text:p text:style-name="P4"><text:span text:style-name="Source_20_Text"><text:span text:style-name="T1">Object.defineProperty(user, "name", {</text:span></text:span></text:p>
      <text:p text:style-name="P4"><text:span text:style-name="Source_20_Text"><text:span text:style-name="T1"><text:s text:c="2"/>value: "Марат",</text:span></text:span></text:p>
      <text:p text:style-name="P4"><text:span text:style-name="Source_20_Text"><text:span text:style-name="T1"><text:s text:c="2"/>enumerable: false</text:span></text:span></text:p>
      <text:p text:style-name="P4"><text:span text:style-name="Source_20_Text"><text:span text:style-name="T1">});</text:span></text:span></text:p>
      <text:p text:style-name="P16"/>
      <text:p text:style-name="P4"><text:span text:style-name="Source_20_Text"><text:span text:style-name="T1">console.log(Object.keys(user)); // []</text:span></text:span></text:p>
      <text:p text:style-name="P5"><text:span text:style-name="Source_20_Text"><text:span text:style-name="T1">console.log(user.name); // "Марат" (доступно напрямую)</text:span></text:span></text:p>
      <text:p text:style-name="Text_20_body"><text:span text:style-name="T1">💡 То есть свойство </text:span><text:span text:style-name="Strong_20_Emphasis"><text:span text:style-name="T1">есть</text:span></text:span><text:span text:style-name="T1">, но оно </text:span><text:span text:style-name="Strong_20_Emphasis"><text:span text:style-name="T1">“скрыто”</text:span></text:span><text:span text:style-name="T1"> при переборе ключей.</text:span></text:p>
      <text:p text:style-name="P17"/>
      <text:h text:style-name="Heading_20_3" text:outline-level="3"><text:span text:style-name="T1">🟢 </text:span><text:span text:style-name="Source_20_Text"><text:span text:style-name="T1">configurable</text:span></text:span></text:h>
      <text:p text:style-name="Text_20_body"><text:span text:style-name="T1">Определяет, </text:span><text:span text:style-name="Strong_20_Emphasis"><text:span text:style-name="T1">можно ли изменить флаги или удалить свойство</text:span></text:span><text:span text:style-name="T1">.</text:span></text:p>
      <text:p text:style-name="P3"><text:span text:style-name="Source_20_Text"><text:span text:style-name="T1">let user = {};</text:span></text:span></text:p>
      <text:p text:style-name="P4"><text:span text:style-name="Source_20_Text"><text:span text:style-name="T1">Object.defineProperty(user, "name", {</text:span></text:span></text:p>
      <text:p text:style-name="P4"><text:span text:style-name="Source_20_Text"><text:span text:style-name="T1"><text:s text:c="2"/>value: "Марат",</text:span></text:span></text:p>
      <text:p text:style-name="P4"><text:span text:style-name="Source_20_Text"><text:span text:style-name="T1"><text:s text:c="2"/>configurable: false</text:span></text:span></text:p>
      <text:p text:style-name="P4"><text:span text:style-name="Source_20_Text"><text:span text:style-name="T1">});</text:span></text:span></text:p>
      <text:p text:style-name="P16"/>
      <text:p text:style-name="P4"><text:span text:style-name="Source_20_Text"><text:span text:style-name="T1">delete user.name; // ❌ не сработает</text:span></text:span></text:p>
      <text:p text:style-name="P4"><text:span text:style-name="Source_20_Text"><text:span text:style-name="T1">console.log(user.name); // "Марат"</text:span></text:span></text:p>
      <text:p text:style-name="P16"/>
      <text:p text:style-name="P4"><text:span text:style-name="Source_20_Text"><text:span text:style-name="T1">// Попробуем изменить настройку:</text:span></text:span></text:p>
      <text:p text:style-name="P4"><text:span text:style-name="Source_20_Text"><text:span text:style-name="T1">Object.defineProperty(user, "name", { writable: true });</text:span></text:span></text:p>
      <text:p text:style-name="P5"><text:span text:style-name="Source_20_Text"><text:span text:style-name="T1">// ❌ Ошибка — свойство неконфигурируемое</text:span></text:span></text:p>
      <text:p text:style-name="P17"/>
      <text:h text:style-name="P1" text:outline-level="2">🔹 6. Всё вместе (пример)</text:h>
      <text:p text:style-name="P3"><text:span text:style-name="Source_20_Text"><text:span text:style-name="T1">let user = {};</text:span></text:span></text:p>
      <text:p text:style-name="P4"><text:span text:style-name="Source_20_Text"><text:span text:style-name="T1">Object.defineProperty(user, "name", {</text:span></text:span></text:p>
      <text:p text:style-name="P4"><text:span text:style-name="Source_20_Text"><text:span text:style-name="T1"><text:s text:c="2"/>value: "Марат",</text:span></text:span></text:p>
      <text:p text:style-name="P4"><text:span text:style-name="Source_20_Text"><text:span text:style-name="T1"><text:s text:c="2"/>writable: false,</text:span></text:span></text:p>
      <text:p text:style-name="P4"><text:span text:style-name="Source_20_Text"><text:span text:style-name="T1"><text:s text:c="2"/>enumerable: false,</text:span></text:span></text:p>
      <text:p text:style-name="P4"><text:soft-page-break/><text:span text:style-name="Source_20_Text"><text:span text:style-name="T1"><text:s text:c="2"/>configurable: false</text:span></text:span></text:p>
      <text:p text:style-name="P4"><text:span text:style-name="Source_20_Text"><text:span text:style-name="T1">});</text:span></text:span></text:p>
      <text:p text:style-name="P16"/>
      <text:p text:style-name="P4"><text:span text:style-name="Source_20_Text"><text:span text:style-name="T1">console.log(user.name); // "Марат"</text:span></text:span></text:p>
      <text:p text:style-name="P4"><text:span text:style-name="Source_20_Text"><text:span text:style-name="T1">user.name = "Айдар"; // ❌ нельзя изменить</text:span></text:span></text:p>
      <text:p text:style-name="P4"><text:span text:style-name="Source_20_Text"><text:span text:style-name="T1">delete user.name; // ❌ нельзя удалить</text:span></text:span></text:p>
      <text:p text:style-name="P5"><text:span text:style-name="Source_20_Text"><text:span text:style-name="T1">console.log(Object.keys(user)); // [] — скрыто</text:span></text:span></text:p>
      <text:p text:style-name="Text_20_body"><text:span text:style-name="T1">💡 Теперь свойство </text:span><text:span text:style-name="Source_20_Text"><text:span text:style-name="T1">name</text:span></text:span><text:span text:style-name="T1"> полностью защищено.</text:span></text:p>
      <text:p text:style-name="Text_20_body"><text:span text:style-name="Source_20_Text"><text:span text:style-name="T1">Object.defineProperty()</text:span></text:span><text:span text:style-name="T1"> — это мощный, но немного “низкоуровневый” инструмент в JavaScript,<text:line-break/>который позволяет </text:span><text:span text:style-name="Strong_20_Emphasis"><text:span text:style-name="T1">точно контролировать</text:span></text:span><text:span text:style-name="T1">, как ведёт себя свойство объекта:<text:line-break/>можно сделать его </text:span><text:span text:style-name="Strong_20_Emphasis"><text:span text:style-name="T1">незаписываемым</text:span></text:span><text:span text:style-name="T1">, </text:span><text:span text:style-name="Strong_20_Emphasis"><text:span text:style-name="T1">недоступным для перечисления</text:span></text:span><text:span text:style-name="T1">, или даже </text:span><text:span text:style-name="Strong_20_Emphasis"><text:span text:style-name="T1">сделать геттер/сеттер</text:span></text:span><text:span text:style-name="T1"> вручную.</text:span></text:p>
      <text:p text:style-name="P2">Давай разберём всё по шагам 👇</text:p>
      <text:p text:style-name="P17"/>
      <text:h text:style-name="P1" text:outline-level="2">🔹 1. Синтаксис</text:h>
      <text:p text:style-name="P15"><text:span text:style-name="Source_20_Text"><text:span text:style-name="T1">Object.defineProperty(obj, prop, descriptor)</text:span></text:span></text:p>
      <text:h text:style-name="P18" text:outline-level="3">где:</text:h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13">Аргумент</text:p>
            </table:table-cell>
            <table:table-cell table:style-name="Таблица2.A1" office:value-type="string">
              <text:p text:style-name="P13">Описание</text:p>
            </table:table-cell>
          </table:table-row>
        </table:table-header-rows>
        <table:table-row>
          <table:table-cell table:style-name="Таблица2.A1" office:value-type="string">
            <text:p text:style-name="Table_20_Contents"><text:span text:style-name="Source_20_Text"><text:span text:style-name="T1">obj</text:span></text:span></text:p>
          </table:table-cell>
          <table:table-cell table:style-name="Таблица2.A1" office:value-type="string">
            <text:p text:style-name="P14">Объект, в котором создаётся или изменяется свойство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<text:span text:style-name="T1">prop</text:span></text:span></text:p>
          </table:table-cell>
          <table:table-cell table:style-name="Таблица2.A1" office:value-type="string">
            <text:p text:style-name="P14">Имя свойства (строка или символ)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<text:span text:style-name="T1">descriptor</text:span></text:span></text:p>
          </table:table-cell>
          <table:table-cell table:style-name="Таблица2.A1" office:value-type="string">
            <text:p text:style-name="P14">Объект, описывающий поведение этого свойства</text:p>
          </table:table-cell>
        </table:table-row>
      </table:table>
      <text:h text:style-name="P1" text:outline-level="2">2. Пример: обычное создание свойства</text:h>
      <text:p text:style-name="P2">Обычно ты пишешь так:</text:p>
      <text:p text:style-name="P3"><text:span text:style-name="Source_20_Text"><text:span text:style-name="T1">let user = {};</text:span></text:span></text:p>
      <text:p text:style-name="P5"><text:span text:style-name="Source_20_Text"><text:span text:style-name="T1">user.name = "Марат";</text:span></text:span></text:p>
      <text:p text:style-name="P2">Но это просто создаёт свойство со стандартными настройками:</text:p>
      <text:list text:style-name="L2">
        <text:list-item>
          <text:p text:style-name="P19"><text:span text:style-name="T1">можно изменить (</text:span><text:span text:style-name="Source_20_Text"><text:span text:style-name="T1">writable: true</text:span></text:span><text:span text:style-name="T1">);</text:span></text:p>
        </text:list-item>
        <text:list-item>
          <text:p text:style-name="P19"><text:span text:style-name="T1">можно удалить (</text:span><text:span text:style-name="Source_20_Text"><text:span text:style-name="T1">configurable: true</text:span></text:span><text:span text:style-name="T1">);</text:span></text:p>
        </text:list-item>
        <text:list-item>
          <text:p text:style-name="P19"><text:span text:style-name="T1">оно участвует в переборе (</text:span><text:span text:style-name="Source_20_Text"><text:span text:style-name="T1">enumerable: true</text:span></text:span><text:span text:style-name="T1">).</text:span></text:p>
        </text:list-item>
      </text:list>
      <text:p text:style-name="P17"/>
      <text:h text:style-name="Heading_20_2" text:outline-level="2"><text:span text:style-name="T1">🔹 3. То же самое через </text:span><text:span text:style-name="Source_20_Text"><text:span text:style-name="T1">defineProperty</text:span></text:span></text:h>
      <text:p text:style-name="P3"><text:span text:style-name="Source_20_Text"><text:span text:style-name="T1">let user = {};</text:span></text:span></text:p>
      <text:p text:style-name="P16"/>
      <text:p text:style-name="P4"><text:span text:style-name="Source_20_Text"><text:span text:style-name="T1">Object.defineProperty(user, "name", {</text:span></text:span></text:p>
      <text:p text:style-name="P4"><text:span text:style-name="Source_20_Text"><text:span text:style-name="T1"><text:s text:c="2"/>value: "Марат",</text:span></text:span></text:p>
      <text:p text:style-name="P4"><text:span text:style-name="Source_20_Text"><text:span text:style-name="T1"><text:s text:c="2"/>writable: true,</text:span></text:span></text:p>
      <text:p text:style-name="P4"><text:span text:style-name="Source_20_Text"><text:span text:style-name="T1"><text:s text:c="2"/>enumerable: true,</text:span></text:span></text:p>
      <text:p text:style-name="P4"><text:soft-page-break/><text:span text:style-name="Source_20_Text"><text:span text:style-name="T1"><text:s text:c="2"/>configurable: true</text:span></text:span></text:p>
      <text:p text:style-name="P4"><text:span text:style-name="Source_20_Text"><text:span text:style-name="T1">});</text:span></text:span></text:p>
      <text:p text:style-name="P16"/>
      <text:p text:style-name="P5"><text:span text:style-name="Source_20_Text"><text:span text:style-name="T1">console.log(user.name); // "Марат"</text:span></text:span></text:p>
      <text:p text:style-name="Text_20_body"><text:span text:style-name="T1">🔹 Результат тот же,<text:line-break/>но теперь мы </text:span><text:span text:style-name="Strong_20_Emphasis"><text:span text:style-name="T1">точно контролируем</text:span></text:span><text:span text:style-name="T1">, как работает свойство.</text:span></text:p>
      <text:p text:style-name="P17"/>
      <text:h text:style-name="P1" text:outline-level="2">🔹 4. Что такое дескриптор (descriptor)</text:h>
      <text:p text:style-name="Text_20_body"><text:span text:style-name="Source_20_Text"><text:span text:style-name="T1">descriptor</text:span></text:span><text:span text:style-name="T1"> — это объект с особыми флагами,<text:line-break/>которые определяют поведение свойства.</text:span></text:p>
      <text:p text:style-name="Text_20_body"><text:span text:style-name="T1">Есть </text:span><text:span text:style-name="Strong_20_Emphasis"><text:span text:style-name="T1">два типа дескрипторов</text:span></text:span><text:span text:style-name="T1">:</text:span>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13">Тип</text:p>
            </table:table-cell>
            <table:table-cell table:style-name="Таблица3.A1" office:value-type="string">
              <text:p text:style-name="P13">Назначение</text:p>
            </table:table-cell>
          </table:table-row>
        </table:table-header-rows>
        <table:table-row>
          <table:table-cell table:style-name="Таблица3.A1" office:value-type="string">
            <text:p text:style-name="Table_20_Contents"><text:span text:style-name="Strong_20_Emphasis"><text:span text:style-name="T1">Data descriptor</text:span></text:span></text:p>
          </table:table-cell>
          <table:table-cell table:style-name="Таблица3.A1" office:value-type="string">
            <text:p text:style-name="Table_20_Contents"><text:span text:style-name="T1">хранит обычное значение (</text:span><text:span text:style-name="Source_20_Text"><text:span text:style-name="T1">value</text:span></text:span><text:span text:style-name="T1">)</text:span></text:p>
          </table:table-cell>
        </table:table-row>
        <table:table-row>
          <table:table-cell table:style-name="Таблица3.A1" office:value-type="string">
            <text:p text:style-name="Table_20_Contents"><text:span text:style-name="Strong_20_Emphasis"><text:span text:style-name="T1">Accessor descriptor</text:span></text:span></text:p>
          </table:table-cell>
          <table:table-cell table:style-name="Таблица3.A1" office:value-type="string">
            <text:p text:style-name="Table_20_Contents"><text:span text:style-name="T1">задаёт геттер/сеттер (</text:span><text:span text:style-name="Source_20_Text"><text:span text:style-name="T1">get</text:span></text:span><text:span text:style-name="T1"> / </text:span><text:span text:style-name="Source_20_Text"><text:span text:style-name="T1">set</text:span></text:span><text:span text:style-name="T1">)</text:span></text:p>
          </table:table-cell>
        </table:table-row>
      </table:table>
      <text:p text:style-name="P17"/>
      <text:h text:style-name="Heading_20_2" text:outline-level="2"><text:span text:style-name="T1">🔹 5. Флаги для </text:span><text:span text:style-name="Strong_20_Emphasis"><text:span text:style-name="T1">data descriptor</text:span></text:span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>
            <table:table-cell table:style-name="Таблица4.A1" office:value-type="string">
              <text:p text:style-name="P13">Свойство</text:p>
            </table:table-cell>
            <table:table-cell table:style-name="Таблица4.A1" office:value-type="string">
              <text:p text:style-name="P13">Тип</text:p>
            </table:table-cell>
            <table:table-cell table:style-name="Таблица4.A1" office:value-type="string">
              <text:p text:style-name="P13">По умолчанию</text:p>
            </table:table-cell>
            <table:table-cell table:style-name="Таблица4.A1" office:value-type="string">
              <text:p text:style-name="P13">Что делает</text:p>
            </table:table-cell>
          </table:table-row>
        </table:table-header-rows>
        <table:table-row>
          <table:table-cell table:style-name="Таблица4.A1" office:value-type="string">
            <text:p text:style-name="Table_20_Contents"><text:span text:style-name="Source_20_Text"><text:span text:style-name="T1">value</text:span></text:span></text:p>
          </table:table-cell>
          <table:table-cell table:style-name="Таблица4.A1" office:value-type="string">
            <text:p text:style-name="P14">любое</text:p>
          </table:table-cell>
          <table:table-cell table:style-name="Таблица4.A1" office:value-type="string">
            <text:p text:style-name="Table_20_Contents"><text:span text:style-name="Source_20_Text"><text:span text:style-name="T1">undefined</text:span></text:span></text:p>
          </table:table-cell>
          <table:table-cell table:style-name="Таблица4.A1" office:value-type="string">
            <text:p text:style-name="P14">значение свойства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<text:span text:style-name="T1">writable</text:span></text:span></text:p>
          </table:table-cell>
          <table:table-cell table:style-name="Таблица4.A1" office:value-type="string">
            <text:p text:style-name="P14">boolean</text:p>
          </table:table-cell>
          <table:table-cell table:style-name="Таблица4.A1" office:value-type="string">
            <text:p text:style-name="Table_20_Contents"><text:span text:style-name="Source_20_Text"><text:span text:style-name="T1">false</text:span></text:span></text:p>
          </table:table-cell>
          <table:table-cell table:style-name="Таблица4.A1" office:value-type="string">
            <text:p text:style-name="P14">можно ли менять значение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<text:span text:style-name="T1">enumerable</text:span></text:span></text:p>
          </table:table-cell>
          <table:table-cell table:style-name="Таблица4.A1" office:value-type="string">
            <text:p text:style-name="P14">boolean</text:p>
          </table:table-cell>
          <table:table-cell table:style-name="Таблица4.A1" office:value-type="string">
            <text:p text:style-name="Table_20_Contents"><text:span text:style-name="Source_20_Text"><text:span text:style-name="T1">false</text:span></text:span></text:p>
          </table:table-cell>
          <table:table-cell table:style-name="Таблица4.A1" office:value-type="string">
            <text:p text:style-name="Table_20_Contents"><text:span text:style-name="T1">видно ли свойство в цикле </text:span><text:span text:style-name="Source_20_Text"><text:span text:style-name="T1">for...in</text:span></text:span><text:span text:style-name="T1"> и </text:span><text:span text:style-name="Source_20_Text"><text:span text:style-name="T1">Object.keys()</text:span></text:span>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<text:span text:style-name="T1">configurable</text:span></text:span></text:p>
          </table:table-cell>
          <table:table-cell table:style-name="Таблица4.A1" office:value-type="string">
            <text:p text:style-name="P14">boolean</text:p>
          </table:table-cell>
          <table:table-cell table:style-name="Таблица4.A1" office:value-type="string">
            <text:p text:style-name="Table_20_Contents"><text:span text:style-name="Source_20_Text"><text:span text:style-name="T1">false</text:span></text:span></text:p>
          </table:table-cell>
          <table:table-cell table:style-name="Таблица4.A1" office:value-type="string">
            <text:p text:style-name="P14">можно ли удалить или изменить настройки свойства</text:p>
          </table:table-cell>
        </table:table-row>
      </table:table>
      <text:p text:style-name="P17"/>
      <text:h text:style-name="P18" text:outline-level="3">📘 Пример: только для чтения</text:h>
      <text:p text:style-name="P3"><text:span text:style-name="Source_20_Text"><text:span text:style-name="T1">let user = {};</text:span></text:span></text:p>
      <text:p text:style-name="P16"/>
      <text:p text:style-name="P4"><text:span text:style-name="Source_20_Text"><text:span text:style-name="T1">Object.defineProperty(user, "name", {</text:span></text:span></text:p>
      <text:p text:style-name="P4"><text:span text:style-name="Source_20_Text"><text:span text:style-name="T1"><text:s text:c="2"/>value: "Марат",</text:span></text:span></text:p>
      <text:p text:style-name="P4"><text:span text:style-name="Source_20_Text"><text:span text:style-name="T1"><text:s text:c="2"/>writable: false, <text:s/>// 🚫 нельзя изменять</text:span></text:span></text:p>
      <text:p text:style-name="P4"><text:span text:style-name="Source_20_Text"><text:span text:style-name="T1"><text:s text:c="2"/>enumerable: true,</text:span></text:span></text:p>
      <text:p text:style-name="P4"><text:span text:style-name="Source_20_Text"><text:span text:style-name="T1"><text:s text:c="2"/>configurable: true</text:span></text:span></text:p>
      <text:p text:style-name="P4"><text:span text:style-name="Source_20_Text"><text:span text:style-name="T1">});</text:span></text:span></text:p>
      <text:p text:style-name="P16"/>
      <text:p text:style-name="P4"><text:span text:style-name="Source_20_Text"><text:span text:style-name="T1">console.log(user.name); // "Марат"</text:span></text:span></text:p>
      <text:p text:style-name="P16"/>
      <text:p text:style-name="P4"><text:span text:style-name="Source_20_Text"><text:span text:style-name="T1">user.name = "Айдар"; <text:s text:c="3"/>// Ошибка в strict mode, иначе просто игнорируется</text:span></text:span></text:p>
      <text:p text:style-name="P5"><text:span text:style-name="Source_20_Text"><text:span text:style-name="T1">console.log(user.name); // "Марат"</text:span></text:span></text:p>
      <text:p text:style-name="P17"/>
      <text:h text:style-name="P18" text:outline-level="3">📘 Пример: скрытое свойство</text:h>
      <text:p text:style-name="P3"><text:span text:style-name="Source_20_Text"><text:span text:style-name="T1">let user = { name: "Марат" };</text:span></text:span></text:p>
      <text:p text:style-name="P16"><text:soft-page-break/></text:p>
      <text:p text:style-name="P4"><text:span text:style-name="Source_20_Text"><text:span text:style-name="T1">Object.defineProperty(user, "id", {</text:span></text:span></text:p>
      <text:p text:style-name="P4"><text:span text:style-name="Source_20_Text"><text:span text:style-name="T1"><text:s text:c="2"/>value: 12345,</text:span></text:span></text:p>
      <text:p text:style-name="P4"><text:span text:style-name="Source_20_Text"><text:span text:style-name="T1"><text:s text:c="2"/>enumerable: false // 👀 не появится в Object.keys или for...in</text:span></text:span></text:p>
      <text:p text:style-name="P4"><text:span text:style-name="Source_20_Text"><text:span text:style-name="T1">});</text:span></text:span></text:p>
      <text:p text:style-name="P16"/>
      <text:p text:style-name="P4"><text:span text:style-name="Source_20_Text"><text:span text:style-name="T1">console.log(Object.keys(user)); // ["name"]</text:span></text:span></text:p>
      <text:p text:style-name="P5"><text:span text:style-name="Source_20_Text"><text:span text:style-name="T1">console.log(user.id); // 12345 — доступно напрямую!</text:span></text:span></text:p>
      <text:p text:style-name="P17"/>
      <text:h text:style-name="Heading_20_2" text:outline-level="2"><text:span text:style-name="T1">🔹 6. Флаги для </text:span><text:span text:style-name="Strong_20_Emphasis"><text:span text:style-name="T1">accessor descriptor</text:span></text:span>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header-rows>
          <table:table-row>
            <table:table-cell table:style-name="Таблица5.A1" office:value-type="string">
              <text:p text:style-name="P13">Свойство</text:p>
            </table:table-cell>
            <table:table-cell table:style-name="Таблица5.A1" office:value-type="string">
              <text:p text:style-name="P13">Тип</text:p>
            </table:table-cell>
            <table:table-cell table:style-name="Таблица5.A1" office:value-type="string">
              <text:p text:style-name="P13">Что делает</text:p>
            </table:table-cell>
          </table:table-row>
        </table:table-header-rows>
        <table:table-row>
          <table:table-cell table:style-name="Таблица5.A1" office:value-type="string">
            <text:p text:style-name="Table_20_Contents"><text:span text:style-name="Source_20_Text"><text:span text:style-name="T1">get</text:span></text:span></text:p>
          </table:table-cell>
          <table:table-cell table:style-name="Таблица5.A1" office:value-type="string">
            <text:p text:style-name="P14">функция</text:p>
          </table:table-cell>
          <table:table-cell table:style-name="Таблица5.A1" office:value-type="string">
            <text:p text:style-name="P14">возвращает значение (геттер)</text:p>
          </table:table-cell>
        </table:table-row>
        <table:table-row>
          <table:table-cell table:style-name="Таблица5.A1" office:value-type="string">
            <text:p text:style-name="Table_20_Contents"><text:span text:style-name="Source_20_Text"><text:span text:style-name="T1">set</text:span></text:span></text:p>
          </table:table-cell>
          <table:table-cell table:style-name="Таблица5.A1" office:value-type="string">
            <text:p text:style-name="P14">функция</text:p>
          </table:table-cell>
          <table:table-cell table:style-name="Таблица5.A1" office:value-type="string">
            <text:p text:style-name="P14">задаёт значение (сеттер)</text:p>
          </table:table-cell>
        </table:table-row>
        <table:table-row>
          <table:table-cell table:style-name="Таблица5.A1" office:value-type="string">
            <text:p text:style-name="Table_20_Contents"><text:span text:style-name="Source_20_Text"><text:span text:style-name="T1">enumerable</text:span></text:span></text:p>
          </table:table-cell>
          <table:table-cell table:style-name="Таблица5.A1" office:value-type="string">
            <text:p text:style-name="P14">boolean</text:p>
          </table:table-cell>
          <table:table-cell table:style-name="Таблица5.A1" office:value-type="string">
            <text:p text:style-name="P14">участвует ли в перечислении</text:p>
          </table:table-cell>
        </table:table-row>
        <table:table-row>
          <table:table-cell table:style-name="Таблица5.A1" office:value-type="string">
            <text:p text:style-name="Table_20_Contents"><text:span text:style-name="Source_20_Text"><text:span text:style-name="T1">configurable</text:span></text:span></text:p>
          </table:table-cell>
          <table:table-cell table:style-name="Таблица5.A1" office:value-type="string">
            <text:p text:style-name="P14">boolean</text:p>
          </table:table-cell>
          <table:table-cell table:style-name="Таблица5.A1" office:value-type="string">
            <text:p text:style-name="P14">можно ли менять или удалять</text:p>
          </table:table-cell>
        </table:table-row>
      </table:table>
      <text:p text:style-name="P17"/>
      <text:h text:style-name="P18" text:outline-level="3">📘 Пример с геттером и сеттером</text:h>
      <text:p text:style-name="P3"><text:span text:style-name="Source_20_Text"><text:span text:style-name="T1">let user = {</text:span></text:span></text:p>
      <text:p text:style-name="P4"><text:span text:style-name="Source_20_Text"><text:span text:style-name="T1"><text:s text:c="2"/>firstName: "Марат",</text:span></text:span></text:p>
      <text:p text:style-name="P4"><text:span text:style-name="Source_20_Text"><text:span text:style-name="T1"><text:s text:c="2"/>lastName: "Уалитханов"</text:span></text:span></text:p>
      <text:p text:style-name="P4"><text:span text:style-name="Source_20_Text"><text:span text:style-name="T1">};</text:span></text:span></text:p>
      <text:p text:style-name="P16"/>
      <text:p text:style-name="P4"><text:span text:style-name="Source_20_Text"><text:span text:style-name="T1">Object.defineProperty(user, "fullName", {</text:span></text:span></text:p>
      <text:p text:style-name="P4"><text:span text:style-name="Source_20_Text"><text:span text:style-name="T1"><text:s text:c="2"/>get() {</text:span></text:span></text:p>
      <text:p text:style-name="P4"><text:span text:style-name="Source_20_Text"><text:span text:style-name="T1"><text:s text:c="4"/>return this.firstName + " " + this.lastName;</text:span></text:span></text:p>
      <text:p text:style-name="P4"><text:span text:style-name="Source_20_Text"><text:span text:style-name="T1"><text:s text:c="2"/>},</text:span></text:span></text:p>
      <text:p text:style-name="P4"><text:span text:style-name="Source_20_Text"><text:span text:style-name="T1"><text:s text:c="2"/>set(value) {</text:span></text:span></text:p>
      <text:p text:style-name="P4"><text:span text:style-name="Source_20_Text"><text:span text:style-name="T1"><text:s text:c="4"/>[this.firstName, this.lastName] = value.split(" ");</text:span></text:span></text:p>
      <text:p text:style-name="P4"><text:span text:style-name="Source_20_Text"><text:span text:style-name="T1"><text:s text:c="2"/>}</text:span></text:span></text:p>
      <text:p text:style-name="P4"><text:span text:style-name="Source_20_Text"><text:span text:style-name="T1">});</text:span></text:span></text:p>
      <text:p text:style-name="P16"/>
      <text:p text:style-name="P4"><text:span text:style-name="Source_20_Text"><text:span text:style-name="T1">console.log(user.fullName); // "Марат Уалитханов"</text:span></text:span></text:p>
      <text:p text:style-name="P16"/>
      <text:p text:style-name="P4"><text:span text:style-name="Source_20_Text"><text:span text:style-name="T1">user.fullName = "Айдар Беков";</text:span></text:span></text:p>
      <text:p text:style-name="P4"><text:span text:style-name="Source_20_Text"><text:span text:style-name="T1">console.log(user.firstName); // "Айдар"</text:span></text:span></text:p>
      <text:p text:style-name="P5"><text:span text:style-name="Source_20_Text"><text:span text:style-name="T1">console.log(user.lastName); <text:s/>// "Беков"</text:span></text:span></text:p>
      <text:p text:style-name="Text_20_body"><text:span text:style-name="T1">💡 Здесь </text:span><text:span text:style-name="Source_20_Text"><text:span text:style-name="T1">fullName</text:span></text:span><text:span text:style-name="T1"> не хранит данные —<text:line-break/>оно вычисляется при обращении (</text:span><text:span text:style-name="Source_20_Text"><text:span text:style-name="T1">get</text:span></text:span><text:span text:style-name="T1">) и разбирается при записи (</text:span><text:span text:style-name="Source_20_Text"><text:span text:style-name="T1">set</text:span></text:span><text:span text:style-name="T1">).</text:span></text:p>
      <text:h text:style-name="P1" text:outline-level="2">7. Проверка свойств дескриптора</text:h>
      <text:p text:style-name="P2">Можно посмотреть, как свойство описано:</text:p>
      <text:p text:style-name="P3"><text:span text:style-name="Source_20_Text"><text:span text:style-name="T1">let descriptor = Object.getOwnPropertyDescriptor(user, "name");</text:span></text:span></text:p>
      <text:p text:style-name="P5"><text:span text:style-name="Source_20_Text"><text:span text:style-name="T1">console.log(descriptor);</text:span></text:span></text:p>
      <text:p text:style-name="P2">📤 Результат:</text:p>
      <text:p text:style-name="P3"><text:span text:style-name="Source_20_Text"><text:span text:style-name="T1">{</text:span></text:span></text:p>
      <text:p text:style-name="P4"><text:span text:style-name="Source_20_Text"><text:span text:style-name="T1"><text:s text:c="2"/>value: "Марат",</text:span></text:span></text:p>
      <text:p text:style-name="P4"><text:span text:style-name="Source_20_Text"><text:span text:style-name="T1"><text:s text:c="2"/>writable: false,</text:span></text:span></text:p>
      <text:p text:style-name="P4"><text:soft-page-break/><text:span text:style-name="Source_20_Text"><text:span text:style-name="T1"><text:s text:c="2"/>enumerable: true,</text:span></text:span></text:p>
      <text:p text:style-name="P4"><text:span text:style-name="Source_20_Text"><text:span text:style-name="T1"><text:s text:c="2"/>configurable: true</text:span></text:span></text:p>
      <text:p text:style-name="P5"><text:span text:style-name="Source_20_Text"><text:span text:style-name="T1">}</text:span></text:span></text:p>
      <text:p text:style-name="P17"/>
      <text:h text:style-name="P1" text:outline-level="2">🔹 8. Пример полного контроля</text:h>
      <text:p text:style-name="P3"><text:span text:style-name="Source_20_Text"><text:span text:style-name="T1">let user = {};</text:span></text:span></text:p>
      <text:p text:style-name="P16"/>
      <text:p text:style-name="P4"><text:span text:style-name="Source_20_Text"><text:span text:style-name="T1">Object.defineProperty(user, "role", {</text:span></text:span></text:p>
      <text:p text:style-name="P4"><text:span text:style-name="Source_20_Text"><text:span text:style-name="T1"><text:s text:c="2"/>value: "admin",</text:span></text:span></text:p>
      <text:p text:style-name="P4"><text:span text:style-name="Source_20_Text"><text:span text:style-name="T1"><text:s text:c="2"/>writable: false, <text:s text:c="4"/>// нельзя изменить</text:span></text:span></text:p>
      <text:p text:style-name="P4"><text:span text:style-name="Source_20_Text"><text:span text:style-name="T1"><text:s text:c="2"/>enumerable: false, <text:s text:c="2"/>// не виден в Object.keys</text:span></text:span></text:p>
      <text:p text:style-name="P4"><text:span text:style-name="Source_20_Text"><text:span text:style-name="T1"><text:s text:c="2"/>configurable: false <text:s/>// нельзя удалить или перенастроить</text:span></text:span></text:p>
      <text:p text:style-name="P4"><text:span text:style-name="Source_20_Text"><text:span text:style-name="T1">});</text:span></text:span></text:p>
      <text:p text:style-name="P16"/>
      <text:p text:style-name="P4"><text:span text:style-name="Source_20_Text"><text:span text:style-name="T1">user.role = "user"; // игнорируется</text:span></text:span></text:p>
      <text:p text:style-name="P4"><text:span text:style-name="Source_20_Text"><text:span text:style-name="T1">delete user.role; <text:s text:c="2"/>// не удалится</text:span></text:span></text:p>
      <text:p text:style-name="P5"><text:span text:style-name="Source_20_Text"><text:span text:style-name="T1">console.log(user.role); // "admin"</text:span></text:span></text:p>
      <text:p text:style-name="P17"/>
      <text:h text:style-name="P1" text:outline-level="2">🔹 9. Массовое определение свойств</text:h>
      <text:p text:style-name="P2">Можно задать сразу несколько свойств:</text:p>
      <text:p text:style-name="P3"><text:span text:style-name="Source_20_Text"><text:span text:style-name="T1">Object.defineProperties(user, {</text:span></text:span></text:p>
      <text:p text:style-name="P4"><text:span text:style-name="Source_20_Text"><text:span text:style-name="T1"><text:s text:c="2"/>name: { value: "Марат", writable: true },</text:span></text:span></text:p>
      <text:p text:style-name="P4"><text:span text:style-name="Source_20_Text"><text:span text:style-name="T1"><text:s text:c="2"/>age: { value: 25, writable: true }</text:span></text:span></text:p>
      <text:p text:style-name="P5"><text:span text:style-name="Source_20_Text"><text:span text:style-name="T1">});</text:span></text:span></text:p>
      <text:p text:style-name="P17"/>
      <text:h text:style-name="P1" text:outline-level="2">✅ ИТОГ</text:h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>
            <table:table-cell table:style-name="Таблица6.A1" office:value-type="string">
              <text:p text:style-name="P13">Аргумент</text:p>
            </table:table-cell>
            <table:table-cell table:style-name="Таблица6.A1" office:value-type="string">
              <text:p text:style-name="P13">Описание</text:p>
            </table:table-cell>
          </table:table-row>
        </table:table-header-rows>
        <table:table-row>
          <table:table-cell table:style-name="Таблица6.A1" office:value-type="string">
            <text:p text:style-name="Table_20_Contents"><text:span text:style-name="Source_20_Text"><text:span text:style-name="T1">obj</text:span></text:span></text:p>
          </table:table-cell>
          <table:table-cell table:style-name="Таблица6.A1" office:value-type="string">
            <text:p text:style-name="P14">Объект, где создаём свойство</text:p>
          </table:table-cell>
        </table:table-row>
        <table:table-row>
          <table:table-cell table:style-name="Таблица6.A1" office:value-type="string">
            <text:p text:style-name="Table_20_Contents"><text:span text:style-name="Source_20_Text"><text:span text:style-name="T1">prop</text:span></text:span></text:p>
          </table:table-cell>
          <table:table-cell table:style-name="Таблица6.A1" office:value-type="string">
            <text:p text:style-name="P14">Имя свойства</text:p>
          </table:table-cell>
        </table:table-row>
        <table:table-row>
          <table:table-cell table:style-name="Таблица6.A1" office:value-type="string">
            <text:p text:style-name="Table_20_Contents"><text:span text:style-name="Source_20_Text"><text:span text:style-name="T1">descriptor</text:span></text:span></text:p>
          </table:table-cell>
          <table:table-cell table:style-name="Таблица6.A1" office:value-type="string">
            <text:p text:style-name="P14">Объект с настройками (value, writable, enumerable, configurable, get, set)</text:p>
          </table:table-cell>
        </table:table-row>
      </table:table>
      <text:p text:style-name="Standard"><text:span text:style-name="Source_20_Text"><text:span text:style-name="T1">Object.defineProperty()</text:span></text:span><text:span text:style-name="T1"> — это способ “тонко настроить” свойства объекта:<text:line-break/>можно сделать их только для чтения, скрытыми, неизменяемыми или вычисляемыми (через </text:span><text:span text:style-name="Source_20_Text"><text:span text:style-name="T1">get</text:span></text:span><text:span text:style-name="T1">/</text:span><text:span text:style-name="Source_20_Text"><text:span text:style-name="T1">set</text:span></text:span><text:span text:style-name="T1">). 1️⃣ </text:span><text:span text:style-name="Strong_20_Emphasis"><text:span text:style-name="T1">Data property (данные)</text:span></text:span><text:span text:style-name="T1"><text:line-break/>2️⃣ </text:span><text:span text:style-name="Strong_20_Emphasis"><text:span text:style-name="T1">Accessor property (аксессор, то есть getter/setter)</text:span></text:span></text:p>
      <text:p text:style-name="Text_20_body"><text:span text:style-name="T1">Они оба — виды свойств объекта, но </text:span><text:span text:style-name="Strong_20_Emphasis"><text:span text:style-name="T1">работают по-разному</text:span></text:span><text:span text:style-name="T1">.<text:line-break/>Давай разберём подробно, простыми словами 👇</text:span></text:p>
      <text:p text:style-name="P17"/>
      <text:h text:style-name="P1" text:outline-level="2">🔹 1. Data property — “обычное свойство с данными”</text:h>
      <text:p text:style-name="P2">Это то, что ты видишь чаще всего:</text:p>
      <text:p text:style-name="P3"><text:span text:style-name="Source_20_Text"><text:span text:style-name="T1">let user = {</text:span></text:span></text:p>
      <text:p text:style-name="P4"><text:span text:style-name="Source_20_Text"><text:span text:style-name="T1"><text:s text:c="2"/>name: "Марат"</text:span></text:span></text:p>
      <text:p text:style-name="P5"><text:soft-page-break/><text:span text:style-name="Source_20_Text"><text:span text:style-name="T1">};</text:span></text:span></text:p>
      <text:p text:style-name="Text_20_body"><text:span text:style-name="T1">📌 Здесь </text:span><text:span text:style-name="Source_20_Text"><text:span text:style-name="T1">name</text:span></text:span><text:span text:style-name="T1"> — это </text:span><text:span text:style-name="Strong_20_Emphasis"><text:span text:style-name="T1">data-property</text:span></text:span><text:span text:style-name="T1"> (свойство данных).</text:span></text:p>
      <text:p text:style-name="Text_20_body"><text:span text:style-name="T1">У него есть </text:span><text:span text:style-name="Strong_20_Emphasis"><text:span text:style-name="T1">четыре внутренних флага (атрибута)</text:span></text:span><text:span text:style-name="T1">: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header-rows>
          <table:table-row>
            <table:table-cell table:style-name="Таблица7.A1" office:value-type="string">
              <text:p text:style-name="P13">Атрибут</text:p>
            </table:table-cell>
            <table:table-cell table:style-name="Таблица7.A1" office:value-type="string">
              <text:p text:style-name="P13">Что делает</text:p>
            </table:table-cell>
            <table:table-cell table:style-name="Таблица7.A1" office:value-type="string">
              <text:p text:style-name="P13">Значение по умолчанию</text:p>
            </table:table-cell>
          </table:table-row>
        </table:table-header-rows>
        <table:table-row>
          <table:table-cell table:style-name="Таблица7.A1" office:value-type="string">
            <text:p text:style-name="Table_20_Contents"><text:span text:style-name="Source_20_Text"><text:span text:style-name="T1">value</text:span></text:span></text:p>
          </table:table-cell>
          <table:table-cell table:style-name="Таблица7.A1" office:value-type="string">
            <text:p text:style-name="P14">значение свойства</text:p>
          </table:table-cell>
          <table:table-cell table:style-name="Таблица7.A1" office:value-type="string">
            <text:p text:style-name="P14">любое</text:p>
          </table:table-cell>
        </table:table-row>
        <table:table-row>
          <table:table-cell table:style-name="Таблица7.A1" office:value-type="string">
            <text:p text:style-name="Table_20_Contents"><text:span text:style-name="Source_20_Text"><text:span text:style-name="T1">writable</text:span></text:span></text:p>
          </table:table-cell>
          <table:table-cell table:style-name="Таблица7.A1" office:value-type="string">
            <text:p text:style-name="P14">можно ли менять значение</text:p>
          </table:table-cell>
          <table:table-cell table:style-name="Таблица7.A1" office:value-type="string">
            <text:p text:style-name="Table_20_Contents"><text:span text:style-name="Source_20_Text"><text:span text:style-name="T1">true</text:span></text:span></text:p>
          </table:table-cell>
        </table:table-row>
        <table:table-row>
          <table:table-cell table:style-name="Таблица7.A1" office:value-type="string">
            <text:p text:style-name="Table_20_Contents"><text:span text:style-name="Source_20_Text"><text:span text:style-name="T1">enumerable</text:span></text:span></text:p>
          </table:table-cell>
          <table:table-cell table:style-name="Таблица7.A1" office:value-type="string">
            <text:p text:style-name="Table_20_Contents"><text:span text:style-name="T1">видно ли при переборе (</text:span><text:span text:style-name="Source_20_Text"><text:span text:style-name="T1">for...in</text:span></text:span><text:span text:style-name="T1">, </text:span><text:span text:style-name="Source_20_Text"><text:span text:style-name="T1">Object.keys</text:span></text:span><text:span text:style-name="T1">)</text:span></text:p>
          </table:table-cell>
          <table:table-cell table:style-name="Таблица7.A1" office:value-type="string">
            <text:p text:style-name="Table_20_Contents"><text:span text:style-name="Source_20_Text"><text:span text:style-name="T1">true</text:span></text:span></text:p>
          </table:table-cell>
        </table:table-row>
        <table:table-row>
          <table:table-cell table:style-name="Таблица7.A1" office:value-type="string">
            <text:p text:style-name="Table_20_Contents"><text:span text:style-name="Source_20_Text"><text:span text:style-name="T1">configurable</text:span></text:span></text:p>
          </table:table-cell>
          <table:table-cell table:style-name="Таблица7.A1" office:value-type="string">
            <text:p text:style-name="P14">можно ли удалять или менять флаги</text:p>
          </table:table-cell>
          <table:table-cell table:style-name="Таблица7.A1" office:value-type="string">
            <text:p text:style-name="Table_20_Contents"><text:span text:style-name="Source_20_Text"><text:span text:style-name="T1">true</text:span></text:span></text:p>
          </table:table-cell>
        </table:table-row>
      </table:table>
      <text:p text:style-name="P17"/>
      <text:h text:style-name="Heading_20_3" text:outline-level="3"><text:span text:style-name="T1">📘 Пример через </text:span><text:span text:style-name="Source_20_Text"><text:span text:style-name="T1">Object.defineProperty</text:span></text:span></text:h>
      <text:p text:style-name="P3"><text:span text:style-name="Source_20_Text"><text:span text:style-name="T1">let user = {};</text:span></text:span></text:p>
      <text:p text:style-name="P16"/>
      <text:p text:style-name="P4"><text:span text:style-name="Source_20_Text"><text:span text:style-name="T1">Object.defineProperty(user, "name", {</text:span></text:span></text:p>
      <text:p text:style-name="P4"><text:span text:style-name="Source_20_Text"><text:span text:style-name="T1"><text:s text:c="2"/>value: "Марат",</text:span></text:span></text:p>
      <text:p text:style-name="P4"><text:span text:style-name="Source_20_Text"><text:span text:style-name="T1"><text:s text:c="2"/>writable: true,</text:span></text:span></text:p>
      <text:p text:style-name="P4"><text:span text:style-name="Source_20_Text"><text:span text:style-name="T1"><text:s text:c="2"/>enumerable: true,</text:span></text:span></text:p>
      <text:p text:style-name="P4"><text:span text:style-name="Source_20_Text"><text:span text:style-name="T1"><text:s text:c="2"/>configurable: true</text:span></text:span></text:p>
      <text:p text:style-name="P4"><text:span text:style-name="Source_20_Text"><text:span text:style-name="T1">});</text:span></text:span></text:p>
      <text:p text:style-name="P16"/>
      <text:p text:style-name="P5"><text:span text:style-name="Source_20_Text"><text:span text:style-name="T1">console.log(user.name); // "Марат"</text:span></text:span></text:p>
      <text:p text:style-name="Text_20_body"><text:span text:style-name="T1">💡 Это — </text:span><text:span text:style-name="Strong_20_Emphasis"><text:span text:style-name="T1">data-descriptor</text:span></text:span><text:span text:style-name="T1">, потому что мы описываем “данные”,<text:line-break/>а не поведение через функции.</text:span></text:p>
      <text:p text:style-name="P17"/>
      <text:h text:style-name="P1" text:outline-level="2">🔹 2. Accessor property — “свойство с логикой” (getter/setter)</text:h>
      <text:p text:style-name="Text_20_body"><text:span text:style-name="T1">Такое свойство </text:span><text:span text:style-name="Strong_20_Emphasis"><text:span text:style-name="T1">не хранит значение</text:span></text:span><text:span text:style-name="T1">,<text:line-break/>а </text:span><text:span text:style-name="Strong_20_Emphasis"><text:span text:style-name="T1">вычисляет его при чтении</text:span></text:span><text:span text:style-name="T1"> (</text:span><text:span text:style-name="Source_20_Text"><text:span text:style-name="T1">get</text:span></text:span><text:span text:style-name="T1">)<text:line-break/>или </text:span><text:span text:style-name="Strong_20_Emphasis"><text:span text:style-name="T1">выполняет действие при записи</text:span></text:span><text:span text:style-name="T1"> (</text:span><text:span text:style-name="Source_20_Text"><text:span text:style-name="T1">set</text:span></text:span><text:span text:style-name="T1">).</text:span></text:p>
      <text:h text:style-name="P18" text:outline-level="3">📘 Пример:</text:h>
      <text:p text:style-name="P3"><text:span text:style-name="Source_20_Text"><text:span text:style-name="T1">let user = {</text:span></text:span></text:p>
      <text:p text:style-name="P4"><text:span text:style-name="Source_20_Text"><text:span text:style-name="T1"><text:s text:c="2"/>firstName: "Марат",</text:span></text:span></text:p>
      <text:p text:style-name="P4"><text:span text:style-name="Source_20_Text"><text:span text:style-name="T1"><text:s text:c="2"/>lastName: "Уалитханов",</text:span></text:span></text:p>
      <text:p text:style-name="P16"/>
      <text:p text:style-name="P4"><text:span text:style-name="Source_20_Text"><text:span text:style-name="T1"><text:s text:c="2"/>get fullName() {</text:span></text:span></text:p>
      <text:p text:style-name="P4"><text:span text:style-name="Source_20_Text"><text:span text:style-name="T1"><text:s text:c="4"/>return this.firstName + " " + this.lastName;</text:span></text:span></text:p>
      <text:p text:style-name="P4"><text:span text:style-name="Source_20_Text"><text:span text:style-name="T1"><text:s text:c="2"/>},</text:span></text:span></text:p>
      <text:p text:style-name="P16"/>
      <text:p text:style-name="P4"><text:span text:style-name="Source_20_Text"><text:span text:style-name="T1"><text:s text:c="2"/>set fullName(value) {</text:span></text:span></text:p>
      <text:p text:style-name="P4"><text:span text:style-name="Source_20_Text"><text:span text:style-name="T1"><text:s text:c="4"/>[this.firstName, this.lastName] = value.split(" ");</text:span></text:span></text:p>
      <text:p text:style-name="P4"><text:span text:style-name="Source_20_Text"><text:span text:style-name="T1"><text:s text:c="2"/>}</text:span></text:span></text:p>
      <text:p text:style-name="P4"><text:span text:style-name="Source_20_Text"><text:span text:style-name="T1">};</text:span></text:span></text:p>
      <text:p text:style-name="P16"/>
      <text:p text:style-name="P4"><text:span text:style-name="Source_20_Text"><text:span text:style-name="T1">console.log(user.fullName); // "Марат Уалитханов"</text:span></text:span></text:p>
      <text:p text:style-name="P16"><text:soft-page-break/></text:p>
      <text:p text:style-name="P4"><text:span text:style-name="Source_20_Text"><text:span text:style-name="T1">user.fullName = "Айдар Беков";</text:span></text:span></text:p>
      <text:p text:style-name="P4"><text:span text:style-name="Source_20_Text"><text:span text:style-name="T1">console.log(user.firstName); // "Айдар"</text:span></text:span></text:p>
      <text:p text:style-name="P5"><text:span text:style-name="Source_20_Text"><text:span text:style-name="T1">console.log(user.lastName); <text:s/>// "Беков"</text:span></text:span></text:p>
      <text:p text:style-name="Text_20_body"><text:span text:style-name="T1">🔹 Здесь </text:span><text:span text:style-name="Source_20_Text"><text:span text:style-name="T1">fullName</text:span></text:span><text:span text:style-name="T1"> — это </text:span><text:span text:style-name="Strong_20_Emphasis"><text:span text:style-name="T1">accessor property</text:span></text:span><text:span text:style-name="T1">:</text:span></text:p>
      <text:list text:style-name="L3">
        <text:list-item>
          <text:p text:style-name="P20"><text:span text:style-name="T1">при чтении → срабатывает </text:span><text:span text:style-name="Source_20_Text"><text:span text:style-name="T1">get</text:span></text:span></text:p>
        </text:list-item>
        <text:list-item>
          <text:p text:style-name="P20"><text:span text:style-name="T1">при записи → вызывается </text:span><text:span text:style-name="Source_20_Text"><text:span text:style-name="T1">set</text:span></text:span></text:p>
        </text:list-item>
      </text:list>
      <text:p text:style-name="P17"/>
      <text:h text:style-name="P1" text:outline-level="2">🔹 3. Отличие в дескрипторах</text:h>
      <text:p text:style-name="Text_20_body"><text:span text:style-name="T1">У </text:span><text:span text:style-name="Strong_20_Emphasis"><text:span text:style-name="T1">data property</text:span></text:span><text:span text:style-name="T1"> → </text:span><text:span text:style-name="Source_20_Text"><text:span text:style-name="T1">value</text:span></text:span><text:span text:style-name="T1"> и </text:span><text:span text:style-name="Source_20_Text"><text:span text:style-name="T1">writable</text:span></text:span><text:span text:style-name="T1"><text:line-break/>У </text:span><text:span text:style-name="Strong_20_Emphasis"><text:span text:style-name="T1">accessor property</text:span></text:span><text:span text:style-name="T1"> → </text:span><text:span text:style-name="Source_20_Text"><text:span text:style-name="T1">get</text:span></text:span><text:span text:style-name="T1"> и </text:span><text:span text:style-name="Source_20_Text"><text:span text:style-name="T1">set</text:span></text:span></text:p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>
            <table:table-cell table:style-name="Таблица8.A1" office:value-type="string">
              <text:p text:style-name="P13">Тип свойства</text:p>
            </table:table-cell>
            <table:table-cell table:style-name="Таблица8.A1" office:value-type="string">
              <text:p text:style-name="P13">Атрибуты</text:p>
            </table:table-cell>
          </table:table-row>
        </table:table-header-rows>
        <table:table-row>
          <table:table-cell table:style-name="Таблица8.A1" office:value-type="string">
            <text:p text:style-name="Table_20_Contents"><text:span text:style-name="Strong_20_Emphasis"><text:span text:style-name="T1">Data property</text:span></text:span></text:p>
          </table:table-cell>
          <table:table-cell table:style-name="Таблица8.A1" office:value-type="string">
            <text:p text:style-name="Table_20_Contents"><text:span text:style-name="Source_20_Text"><text:span text:style-name="T1">value</text:span></text:span><text:span text:style-name="T1">, </text:span><text:span text:style-name="Source_20_Text"><text:span text:style-name="T1">writable</text:span></text:span><text:span text:style-name="T1">, </text:span><text:span text:style-name="Source_20_Text"><text:span text:style-name="T1">enumerable</text:span></text:span><text:span text:style-name="T1">, </text:span><text:span text:style-name="Source_20_Text"><text:span text:style-name="T1">configurable</text:span></text:span></text:p>
          </table:table-cell>
        </table:table-row>
        <table:table-row>
          <table:table-cell table:style-name="Таблица8.A1" office:value-type="string">
            <text:p text:style-name="Table_20_Contents"><text:span text:style-name="Strong_20_Emphasis"><text:span text:style-name="T1">Accessor property</text:span></text:span></text:p>
          </table:table-cell>
          <table:table-cell table:style-name="Таблица8.A1" office:value-type="string">
            <text:p text:style-name="Table_20_Contents"><text:span text:style-name="Source_20_Text"><text:span text:style-name="T1">get</text:span></text:span><text:span text:style-name="T1">, </text:span><text:span text:style-name="Source_20_Text"><text:span text:style-name="T1">set</text:span></text:span><text:span text:style-name="T1">, </text:span><text:span text:style-name="Source_20_Text"><text:span text:style-name="T1">enumerable</text:span></text:span><text:span text:style-name="T1">, </text:span><text:span text:style-name="Source_20_Text"><text:span text:style-name="T1">configurable</text:span></text:span></text:p>
          </table:table-cell>
        </table:table-row>
      </table:table>
      <text:p text:style-name="P17"/>
      <text:h text:style-name="Heading_20_2" text:outline-level="2"><text:span text:style-name="T1">🔹 4. Пример через </text:span><text:span text:style-name="Source_20_Text"><text:span text:style-name="T1">Object.defineProperty</text:span></text:span><text:span text:style-name="T1"> для аксессора</text:span></text:h>
      <text:p text:style-name="P3"><text:span text:style-name="Source_20_Text"><text:span text:style-name="T1">let user = {</text:span></text:span></text:p>
      <text:p text:style-name="P4"><text:span text:style-name="Source_20_Text"><text:span text:style-name="T1"><text:s text:c="2"/>firstName: "Марат",</text:span></text:span></text:p>
      <text:p text:style-name="P4"><text:span text:style-name="Source_20_Text"><text:span text:style-name="T1"><text:s text:c="2"/>lastName: "Уалитханов"</text:span></text:span></text:p>
      <text:p text:style-name="P4"><text:span text:style-name="Source_20_Text"><text:span text:style-name="T1">};</text:span></text:span></text:p>
      <text:p text:style-name="P16"/>
      <text:p text:style-name="P4"><text:span text:style-name="Source_20_Text"><text:span text:style-name="T1">Object.defineProperty(user, "fullName", {</text:span></text:span></text:p>
      <text:p text:style-name="P4"><text:span text:style-name="Source_20_Text"><text:span text:style-name="T1"><text:s text:c="2"/>get() {</text:span></text:span></text:p>
      <text:p text:style-name="P4"><text:span text:style-name="Source_20_Text"><text:span text:style-name="T1"><text:s text:c="4"/>return this.firstName + " " + this.lastName;</text:span></text:span></text:p>
      <text:p text:style-name="P4"><text:span text:style-name="Source_20_Text"><text:span text:style-name="T1"><text:s text:c="2"/>},</text:span></text:span></text:p>
      <text:p text:style-name="P4"><text:span text:style-name="Source_20_Text"><text:span text:style-name="T1"><text:s text:c="2"/>set(value) {</text:span></text:span></text:p>
      <text:p text:style-name="P4"><text:span text:style-name="Source_20_Text"><text:span text:style-name="T1"><text:s text:c="4"/>[this.firstName, this.lastName] = value.split(" ");</text:span></text:span></text:p>
      <text:p text:style-name="P4"><text:span text:style-name="Source_20_Text"><text:span text:style-name="T1"><text:s text:c="2"/>},</text:span></text:span></text:p>
      <text:p text:style-name="P4"><text:span text:style-name="Source_20_Text"><text:span text:style-name="T1"><text:s text:c="2"/>enumerable: true,</text:span></text:span></text:p>
      <text:p text:style-name="P4"><text:span text:style-name="Source_20_Text"><text:span text:style-name="T1"><text:s text:c="2"/>configurable: true</text:span></text:span></text:p>
      <text:p text:style-name="P4"><text:span text:style-name="Source_20_Text"><text:span text:style-name="T1">});</text:span></text:span></text:p>
      <text:p text:style-name="P16"/>
      <text:p text:style-name="P4"><text:span text:style-name="Source_20_Text"><text:span text:style-name="T1">console.log(user.fullName); // "Марат Уалитханов"</text:span></text:span></text:p>
      <text:p text:style-name="P4"><text:span text:style-name="Source_20_Text"><text:span text:style-name="T1">user.fullName = "Айдар Беков";</text:span></text:span></text:p>
      <text:p text:style-name="P5"><text:span text:style-name="Source_20_Text"><text:span text:style-name="T1">console.log(user.firstName); // "Айдар"</text:span></text:span></text:p>
      <text:p text:style-name="P17"/>
      <text:h text:style-name="P1" text:outline-level="2">🔹 5. Важно — нельзя смешивать оба типа</text:h>
      <text:p text:style-name="Text_20_body"><text:span text:style-name="T1">Нельзя, чтобы в одном свойстве одновременно были<text:line-break/></text:span><text:span text:style-name="Source_20_Text"><text:span text:style-name="T1">value</text:span></text:span><text:span text:style-name="T1">/</text:span><text:span text:style-name="Source_20_Text"><text:span text:style-name="T1">writable</text:span></text:span><text:span text:style-name="T1"> и </text:span><text:span text:style-name="Source_20_Text"><text:span text:style-name="T1">get</text:span></text:span><text:span text:style-name="T1">/</text:span><text:span text:style-name="Source_20_Text"><text:span text:style-name="T1">set</text:span></text:span><text:span text:style-name="T1">.</text:span></text:p>
      <text:p text:style-name="P2">❌ Ошибка:</text:p>
      <text:p text:style-name="P3"><text:span text:style-name="Source_20_Text"><text:span text:style-name="T1">Object.defineProperty(user, "test", {</text:span></text:span></text:p>
      <text:p text:style-name="P4"><text:soft-page-break/><text:span text:style-name="Source_20_Text"><text:span text:style-name="T1"><text:s text:c="2"/>get() {</text:span></text:span></text:p>
      <text:p text:style-name="P4"><text:span text:style-name="Source_20_Text"><text:span text:style-name="T1"><text:s text:c="4"/>return 123;</text:span></text:span></text:p>
      <text:p text:style-name="P4"><text:span text:style-name="Source_20_Text"><text:span text:style-name="T1"><text:s text:c="2"/>},</text:span></text:span></text:p>
      <text:p text:style-name="P4"><text:span text:style-name="Source_20_Text"><text:span text:style-name="T1"><text:s text:c="2"/>value: 456 // 🚫 нельзя вместе</text:span></text:span></text:p>
      <text:p text:style-name="P5"><text:span text:style-name="Source_20_Text"><text:span text:style-name="T1">});</text:span></text:span></text:p>
      <text:p text:style-name="P2">📤 Ошибка:</text:p>
      <text:p text:style-name="P15"><text:span text:style-name="Source_20_Text"><text:span text:style-name="T1">TypeError: Invalid property descriptor. Cannot both specify accessors and a value or writable attribute</text:span></text:span></text:p>
      <text:p text:style-name="P17"/>
      <text:h text:style-name="P1" text:outline-level="2">🔹 6. Проверка типа свойства</text:h>
      <text:p text:style-name="P3"><text:span text:style-name="Source_20_Text"><text:span text:style-name="T1">let descriptor = Object.getOwnPropertyDescriptor(user, "fullName");</text:span></text:span></text:p>
      <text:p text:style-name="P5"><text:span text:style-name="Source_20_Text"><text:span text:style-name="T1">console.log(descriptor);</text:span></text:span></text:p>
      <text:p text:style-name="P2">📤 Для аксессора:</text:p>
      <text:p text:style-name="P3"><text:span text:style-name="Source_20_Text"><text:span text:style-name="T1">{</text:span></text:span></text:p>
      <text:p text:style-name="P4"><text:span text:style-name="Source_20_Text"><text:span text:style-name="T1"><text:s text:c="2"/>get: f,</text:span></text:span></text:p>
      <text:p text:style-name="P4"><text:span text:style-name="Source_20_Text"><text:span text:style-name="T1"><text:s text:c="2"/>set: f,</text:span></text:span></text:p>
      <text:p text:style-name="P4"><text:span text:style-name="Source_20_Text"><text:span text:style-name="T1"><text:s text:c="2"/>enumerable: true,</text:span></text:span></text:p>
      <text:p text:style-name="P4"><text:span text:style-name="Source_20_Text"><text:span text:style-name="T1"><text:s text:c="2"/>configurable: true</text:span></text:span></text:p>
      <text:p text:style-name="P5"><text:span text:style-name="Source_20_Text"><text:span text:style-name="T1">}</text:span></text:span></text:p>
      <text:p text:style-name="P2">📤 Для data-property:</text:p>
      <text:p text:style-name="P3"><text:span text:style-name="Source_20_Text"><text:span text:style-name="T1">{</text:span></text:span></text:p>
      <text:p text:style-name="P4"><text:span text:style-name="Source_20_Text"><text:span text:style-name="T1"><text:s text:c="2"/>value: "Марат",</text:span></text:span></text:p>
      <text:p text:style-name="P4"><text:span text:style-name="Source_20_Text"><text:span text:style-name="T1"><text:s text:c="2"/>writable: true,</text:span></text:span></text:p>
      <text:p text:style-name="P4"><text:span text:style-name="Source_20_Text"><text:span text:style-name="T1"><text:s text:c="2"/>enumerable: true,</text:span></text:span></text:p>
      <text:p text:style-name="P4"><text:span text:style-name="Source_20_Text"><text:span text:style-name="T1"><text:s text:c="2"/>configurable: true</text:span></text:span></text:p>
      <text:p text:style-name="P5"><text:span text:style-name="Source_20_Text"><text:span text:style-name="T1">}</text:span></text:span></text:p>
      <text:p text:style-name="P17"/>
      <text:h text:style-name="P1" text:outline-level="2">✅ ИТОГ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header-rows>
          <table:table-row>
            <table:table-cell table:style-name="Таблица9.A1" office:value-type="string">
              <text:p text:style-name="P13">Свойство</text:p>
            </table:table-cell>
            <table:table-cell table:style-name="Таблица9.A1" office:value-type="string">
              <text:p text:style-name="P13">Хранит значение?</text:p>
            </table:table-cell>
            <table:table-cell table:style-name="Таблица9.A1" office:value-type="string">
              <text:p text:style-name="Table_20_Heading"><text:span text:style-name="T1">Имеет функции </text:span><text:span text:style-name="Source_20_Text"><text:span text:style-name="T1">get/set</text:span></text:span><text:span text:style-name="T1">?</text:span></text:p>
            </table:table-cell>
            <table:table-cell table:style-name="Таблица9.A1" office:value-type="string">
              <text:p text:style-name="P13">Пример</text:p>
            </table:table-cell>
          </table:table-row>
        </table:table-header-rows>
        <table:table-row>
          <table:table-cell table:style-name="Таблица9.A1" office:value-type="string">
            <text:p text:style-name="Table_20_Contents"><text:span text:style-name="Strong_20_Emphasis"><text:span text:style-name="T1">Data property</text:span></text:span></text:p>
          </table:table-cell>
          <table:table-cell table:style-name="Таблица9.A1" office:value-type="string">
            <text:p text:style-name="P14">✅ Да</text:p>
          </table:table-cell>
          <table:table-cell table:style-name="Таблица9.A1" office:value-type="string">
            <text:p text:style-name="P14">❌ Нет</text:p>
          </table:table-cell>
          <table:table-cell table:style-name="Таблица9.A1" office:value-type="string">
            <text:p text:style-name="Table_20_Contents"><text:span text:style-name="Source_20_Text"><text:span text:style-name="T1">user.name = "Марат"</text:span></text:span></text:p>
          </table:table-cell>
        </table:table-row>
        <table:table-row>
          <table:table-cell table:style-name="Таблица9.A1" office:value-type="string">
            <text:p text:style-name="Table_20_Contents"><text:span text:style-name="Strong_20_Emphasis"><text:span text:style-name="T1">Accessor property</text:span></text:span></text:p>
          </table:table-cell>
          <table:table-cell table:style-name="Таблица9.A1" office:value-type="string">
            <text:p text:style-name="P14">❌ Нет</text:p>
          </table:table-cell>
          <table:table-cell table:style-name="Таблица9.A1" office:value-type="string">
            <text:p text:style-name="P14">✅ Да</text:p>
          </table:table-cell>
          <table:table-cell table:style-name="Таблица9.A1" office:value-type="string">
            <text:p text:style-name="Table_20_Contents"><text:span text:style-name="Source_20_Text"><text:span text:style-name="T1">get fullName() { ... }</text:span></text:span></text:p>
          </table:table-cell>
        </table:table-row>
      </table:table>
      <text:p text:style-name="P17"/>
      <text:p text:style-name="Text_20_body"><text:span text:style-name="T1">📘 </text:span><text:span text:style-name="Strong_20_Emphasis"><text:span text:style-name="T1">Простыми словами:</text:span></text:span></text:p>
      <text:p text:style-name="Quotations"><text:span text:style-name="T1">🟩 </text:span><text:span text:style-name="Strong_20_Emphasis"><text:span text:style-name="T1">Data property</text:span></text:span><text:span text:style-name="T1"> — обычное свойство с данными (</text:span><text:span text:style-name="Source_20_Text"><text:span text:style-name="T1">value</text:span></text:span><text:span text:style-name="T1">)<text:line-break/>🟨 </text:span><text:span text:style-name="Strong_20_Emphasis"><text:span text:style-name="T1">Accessor property</text:span></text:span><text:span text:style-name="T1"> — свойство, у которого есть логика через </text:span><text:span text:style-name="Source_20_Text"><text:span text:style-name="T1">get</text:span></text:span><text:span text:style-name="T1"> и </text:span><text:span text:style-name="Source_20_Text"><text:span text:style-name="T1">set</text:span></text:span><text:span text:style-name="T1">.</text:span></text:p>
      <text:p text:style-name="P21">Первое хранит значение, второе — вычисляет его при доступе.</text:p>
      <text:p text:style-name="P21"/>
      <text:p text:style-name="P21"><text:soft-page-break/></text:p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>
            <table:table-cell table:style-name="Таблица10.A1" office:value-type="string">
              <text:p text:style-name="P13">Метод</text:p>
            </table:table-cell>
            <table:table-cell table:style-name="Таблица10.A1" office:value-type="string">
              <text:p text:style-name="P13">Что делает</text:p>
            </table:table-cell>
          </table:table-row>
        </table:table-header-rows>
        <table:table-row>
          <table:table-cell table:style-name="Таблица10.A1" office:value-type="string">
            <text:p text:style-name="Table_20_Contents"><text:span text:style-name="Source_20_Text"><text:span text:style-name="T1">Object.defineProperty(obj, key, descriptor)</text:span></text:span></text:p>
          </table:table-cell>
          <table:table-cell table:style-name="Таблица10.A1" office:value-type="string">
            <text:p text:style-name="Table_20_Contents"><text:span text:style-name="T1">создаёт </text:span><text:span text:style-name="Strong_20_Emphasis"><text:span text:style-name="T1">одно</text:span></text:span><text:span text:style-name="T1"> свойство с указанными флагами</text:span></text:p>
          </table:table-cell>
        </table:table-row>
        <table:table-row>
          <table:table-cell table:style-name="Таблица10.A1" office:value-type="string">
            <text:p text:style-name="Table_20_Contents"><text:span text:style-name="Source_20_Text"><text:span text:style-name="T1">Object.defineProperties(obj, descriptors)</text:span></text:span></text:p>
          </table:table-cell>
          <table:table-cell table:style-name="Таблица10.A1" office:value-type="string">
            <text:p text:style-name="Table_20_Contents"><text:span text:style-name="T1">создаёт </text:span><text:span text:style-name="Strong_20_Emphasis"><text:span text:style-name="T1">несколько</text:span></text:span><text:span text:style-name="T1"> свойств за один вызов</text:span></text:p>
          </table:table-cell>
        </table:table-row>
        <table:table-row>
          <table:table-cell table:style-name="Таблица10.A1" office:value-type="string">
            <text:p text:style-name="Table_20_Contents"><text:span text:style-name="Source_20_Text"><text:span text:style-name="T1">Object.getOwnPropertyDescriptor(obj, key)</text:span></text:span></text:p>
          </table:table-cell>
          <table:table-cell table:style-name="Таблица10.A1" office:value-type="string">
            <text:p text:style-name="P14">получает дескриптор одного свойства</text:p>
          </table:table-cell>
        </table:table-row>
        <table:table-row>
          <table:table-cell table:style-name="Таблица10.A1" office:value-type="string">
            <text:p text:style-name="Table_20_Contents"><text:span text:style-name="Source_20_Text"><text:span text:style-name="T1">Object.getOwnPropertyDescriptors(obj)</text:span></text:span></text:p>
          </table:table-cell>
          <table:table-cell table:style-name="Таблица10.A1" office:value-type="string">
            <text:p text:style-name="P14">получает дескрипторы всех свойств</text:p>
          </table:table-cell>
        </table:table-row>
      </table:table>
      <text:p text:style-name="P21">let user = {</text:p>
      <text:p text:style-name="P21"><text:s text:c="2"/>firstName: "Марат",</text:p>
      <text:p text:style-name="P21"><text:s text:c="2"/>lastName: "Уалитханов",</text:p>
      <text:p text:style-name="P21"><text:s text:c="2"/>get fullName() {</text:p>
      <text:p text:style-name="P21"><text:s text:c="4"/>return this.firstName + " " + this.lastName;</text:p>
      <text:p text:style-name="P21"><text:s text:c="2"/>}</text:p>
      <text:p text:style-name="P21">};</text:p>
      <text:p text:style-name="P21"/>
      <text:p text:style-name="P21">// Клонируем со всеми свойствами и флагами:</text:p>
      <text:p text:style-name="P21">let clone = Object.defineProperties({}, Object.getOwnPropertyDescriptors(user));</text:p>
      <text:p text:style-name="P21"/>
      <text:p text:style-name="Quotations"><text:span text:style-name="T1">console.log(clone.fullName); // "Марат Уалитханов"</text:span><text:span text:style-name="Strong_20_Emphasis"><text:span text:style-name="T1">Простыми словами:</text:span></text:span></text:p>
      <text:p text:style-name="P21">Обычно копирование объектов сохраняет только значения.</text:p>
      <text:p text:style-name="Quotations"><text:span text:style-name="T1">Но если ты хочешь клонировать объект </text:span><text:span text:style-name="Strong_20_Emphasis"><text:span text:style-name="T1">вместе с его “правами доступа” (флагами)</text:span></text:span><text:span text:style-name="T1"> —<text:line-break/>используй:</text:span></text:p>
      <text:p text:style-name="P22"><text:span text:style-name="Source_20_Text"><text:span text:style-name="T1">Object.defineProperties({}, Object.getOwnPropertyDescriptors(obj))</text:span></text:span></text:p>
      <text:p text:style-name="P23"><text:span text:style-name="T1">Это создаёт </text:span><text:span text:style-name="Strong_20_Emphasis"><text:span text:style-name="T1">идеальную копию</text:span></text:span><text:span text:style-name="T1"> — включая “невидимость”, “только чтение” и </text:span><text:span text:style-name="Source_20_Text"><text:span text:style-name="T1">get/set</text:span></text:span><text:span text:style-name="T1">.</text:span></text:p>
      <text:p text:style-name="P21"/>
      <text:p text:style-name="P21"/>
      <text:p text:style-name="P24"><text:soft-page-break/>Если была создана объект в свойстве через <text:span text:style-name="T2">defineproperties </text:span>то получается если мы в последствии удаляем его то <text:span text:style-name="T3">он удаляется а если мы </text:span><text:span text:style-name="T2">obj.name </text:span>снова что то добавляем после <text:span text:style-name="T2">delete.name </text:span>то он снова добавляется как новое свойство </text:p>
      <text:p text:style-name="Text_20_body"><text:span text:style-name="T1">в JS есть механизмы, которые управляют </text:span><text:span text:style-name="Strong_20_Emphasis"><text:span text:style-name="T1">добавлением, изменением и удалением свойств целого объекта</text:span></text:span><text:span text:style-name="T1">.<text:line-break/>Разберём всё по порядку 👇</text:span></text:p>
      <text:p text:style-name="P17"/>
      <text:h text:style-name="P1" text:outline-level="2">🔹 1. Проблема, как ты сказал</text:h>
      <text:p text:style-name="P2">Обычно, даже если ты удалил свойство,<text:line-break/>ты можешь просто добавить его обратно:</text:p>
      <text:p text:style-name="P3"><text:span text:style-name="Source_20_Text"><text:span text:style-name="T1">let user = {};</text:span></text:span></text:p>
      <text:p text:style-name="P16"/>
      <text:p text:style-name="P4"><text:span text:style-name="Source_20_Text"><text:span text:style-name="T1">Object.defineProperty(user, "name", {</text:span></text:span></text:p>
      <text:p text:style-name="P4"><text:span text:style-name="Source_20_Text"><text:span text:style-name="T1"><text:s text:c="2"/>value: "Марат",</text:span></text:span></text:p>
      <text:p text:style-name="P4"><text:span text:style-name="Source_20_Text"><text:span text:style-name="T1"><text:s text:c="2"/>writable: false,</text:span></text:span></text:p>
      <text:p text:style-name="P4"><text:span text:style-name="Source_20_Text"><text:span text:style-name="T1"><text:s text:c="2"/>enumerable: true,</text:span></text:span></text:p>
      <text:p text:style-name="P4"><text:span text:style-name="Source_20_Text"><text:span text:style-name="T1"><text:s text:c="2"/>configurable: true</text:span></text:span></text:p>
      <text:p text:style-name="P4"><text:span text:style-name="Source_20_Text"><text:span text:style-name="T1">});</text:span></text:span></text:p>
      <text:p text:style-name="P16"/>
      <text:p text:style-name="P4"><text:span text:style-name="Source_20_Text"><text:span text:style-name="T1">delete user.name; // удалили</text:span></text:span></text:p>
      <text:p text:style-name="P16"/>
      <text:p text:style-name="P5"><text:span text:style-name="Source_20_Text"><text:span text:style-name="T1">user.name = "Айдар"; // добавили снова ✅</text:span></text:span></text:p>
      <text:p text:style-name="P2">📤 Оно добавится заново, потому что JS не запрещает добавлять новые свойства по умолчанию.</text:p>
      <text:p text:style-name="P17"/>
      <text:h text:style-name="P1" text:outline-level="2">🔹 2. Решение: “запечатать” или “заморозить” объект</text:h>
      <text:p text:style-name="P2">JS даёт специальные методы управления объектами целиком:</text:p>
      <table:table table:name="Таблица11" table:style-name="Таблица11">
        <table:table-column table:style-name="Таблица11.A"/>
        <table:table-column table:style-name="Таблица11.B"/>
        <table:table-header-rows>
          <table:table-row>
            <table:table-cell table:style-name="Таблица11.A1" office:value-type="string">
              <text:p text:style-name="P13">Метод</text:p>
            </table:table-cell>
            <table:table-cell table:style-name="Таблица11.A1" office:value-type="string">
              <text:p text:style-name="P13">Что делает</text:p>
            </table:table-cell>
          </table:table-row>
        </table:table-header-rows>
        <table:table-row>
          <table:table-cell table:style-name="Таблица11.A1" office:value-type="string">
            <text:p text:style-name="Table_20_Contents"><text:span text:style-name="Source_20_Text"><text:span text:style-name="T1">Object.preventExtensions(obj)</text:span></text:span></text:p>
          </table:table-cell>
          <table:table-cell table:style-name="Таблица11.A1" office:value-type="string">
            <text:p text:style-name="P14">❌ запрещает добавлять новые свойства</text:p>
          </table:table-cell>
        </table:table-row>
        <table:table-row>
          <table:table-cell table:style-name="Таблица11.A1" office:value-type="string">
            <text:p text:style-name="Table_20_Contents"><text:span text:style-name="Source_20_Text"><text:span text:style-name="T1">Object.seal(obj)</text:span></text:span></text:p>
          </table:table-cell>
          <table:table-cell table:style-name="Таблица11.A1" office:value-type="string">
            <text:p text:style-name="P14">❌ запрещает добавлять и удалять свойства, но можно менять существующие</text:p>
          </table:table-cell>
        </table:table-row>
        <table:table-row>
          <table:table-cell table:style-name="Таблица11.A1" office:value-type="string">
            <text:p text:style-name="Table_20_Contents"><text:span text:style-name="Source_20_Text"><text:span text:style-name="T1">Object.freeze(obj)</text:span></text:span></text:p>
          </table:table-cell>
          <table:table-cell table:style-name="Таблица11.A1" office:value-type="string">
            <text:p text:style-name="P14">❌ запрещает всё: добавление, удаление, изменение значений и флагов</text:p>
          </table:table-cell>
        </table:table-row>
      </table:table>
      <text:p text:style-name="P17"/>
      <text:h text:style-name="P1" text:outline-level="2">🔹 3. Твой случай — нужно запретить добавление новых свойств</text:h>
      <text:p text:style-name="Text_20_body"><text:span text:style-name="T1">Значит — </text:span><text:span text:style-name="Strong_20_Emphasis"><text:span text:style-name="T1">используем </text:span></text:span><text:span text:style-name="Strong_20_Emphasis"><text:span text:style-name="Source_20_Text"><text:span text:style-name="T1">Object.preventExtensions()</text:span></text:span></text:span><text:span text:style-name="T1">.</text:span></text:p>
      <text:h text:style-name="P18" text:outline-level="3">Пример:</text:h>
      <text:p text:style-name="P3"><text:span text:style-name="Source_20_Text"><text:span text:style-name="T1">let user = {};</text:span></text:span></text:p>
      <text:p text:style-name="P16"><text:soft-page-break/></text:p>
      <text:p text:style-name="P4"><text:span text:style-name="Source_20_Text"><text:span text:style-name="T1">Object.defineProperty(user, "name", {</text:span></text:span></text:p>
      <text:p text:style-name="P4"><text:span text:style-name="Source_20_Text"><text:span text:style-name="T1"><text:s text:c="2"/>value: "Марат",</text:span></text:span></text:p>
      <text:p text:style-name="P4"><text:span text:style-name="Source_20_Text"><text:span text:style-name="T1"><text:s text:c="2"/>writable: false,</text:span></text:span></text:p>
      <text:p text:style-name="P4"><text:span text:style-name="Source_20_Text"><text:span text:style-name="T1"><text:s text:c="2"/>enumerable: true,</text:span></text:span></text:p>
      <text:p text:style-name="P4"><text:span text:style-name="Source_20_Text"><text:span text:style-name="T1"><text:s text:c="2"/>configurable: true</text:span></text:span></text:p>
      <text:p text:style-name="P4"><text:span text:style-name="Source_20_Text"><text:span text:style-name="T1">});</text:span></text:span></text:p>
      <text:p text:style-name="P16"/>
      <text:p text:style-name="P4"><text:span text:style-name="Source_20_Text"><text:span text:style-name="T1">Object.preventExtensions(user); // 🚫 запрещаем добавлять новые свойства</text:span></text:span></text:p>
      <text:p text:style-name="P16"/>
      <text:p text:style-name="P4"><text:span text:style-name="Source_20_Text"><text:span text:style-name="T1">delete user.name; // ✅ можно удалить (configurable: true)</text:span></text:span></text:p>
      <text:p text:style-name="P4"><text:span text:style-name="Source_20_Text"><text:span text:style-name="T1">user.name = "Айдар"; // ❌ не добавится, т.к. свойство удалено</text:span></text:span></text:p>
      <text:p text:style-name="P4"><text:span text:style-name="Source_20_Text"><text:span text:style-name="T1">user.age = 30; // ❌ тоже не добавится</text:span></text:span></text:p>
      <text:p text:style-name="P16"/>
      <text:p text:style-name="P4"><text:span text:style-name="Source_20_Text"><text:span text:style-name="T1">console.log(user.name); // undefined</text:span></text:span></text:p>
      <text:p text:style-name="P5"><text:span text:style-name="Source_20_Text"><text:span text:style-name="T1">console.log(user); // {}</text:span></text:span></text:p>
      <text:p text:style-name="P2">📤 В результате:</text:p>
      <text:p text:style-name="P15"><text:span text:style-name="Source_20_Text"><text:span text:style-name="T1">{}</text:span></text:span></text:p>
      <text:p text:style-name="P2">💡 Объект “закрыт” — ты не можешь в него добавить ничего нового.</text:p>
      <text:p text:style-name="P17"/>
      <text:h text:style-name="P1" text:outline-level="2">🔹 4. Проверка, можно ли добавлять свойства</text:h>
      <text:p text:style-name="P15"><text:span text:style-name="Source_20_Text"><text:span text:style-name="T1">console.log(Object.isExtensible(user)); // false</text:span></text:span></text:p>
      <text:p text:style-name="P17"/>
      <text:h text:style-name="Heading_20_2" text:outline-level="2"><text:span text:style-name="T1">🔹 5. Если хочешь запретить </text:span><text:span text:style-name="Strong_20_Emphasis"><text:span text:style-name="T1">и удаление, и добавление</text:span></text:span><text:span text:style-name="T1">, но разрешить изменение существующих</text:span></text:h>
      <text:p text:style-name="Text_20_body"><text:span text:style-name="T1">Используй </text:span><text:span text:style-name="Source_20_Text"><text:span text:style-name="T1">Object.seal()</text:span></text:span><text:span text:style-name="T1">:</text:span></text:p>
      <text:p text:style-name="P3"><text:span text:style-name="Source_20_Text"><text:span text:style-name="T1">let user = { name: "Марат" };</text:span></text:span></text:p>
      <text:p text:style-name="P4"><text:span text:style-name="Source_20_Text"><text:span text:style-name="T1">Object.seal(user);</text:span></text:span></text:p>
      <text:p text:style-name="P16"/>
      <text:p text:style-name="P4"><text:span text:style-name="Source_20_Text"><text:span text:style-name="T1">user.age = 25; // ❌ нельзя добавить</text:span></text:span></text:p>
      <text:p text:style-name="P4"><text:span text:style-name="Source_20_Text"><text:span text:style-name="T1">delete user.name; // ❌ нельзя удалить</text:span></text:span></text:p>
      <text:p text:style-name="P4"><text:span text:style-name="Source_20_Text"><text:span text:style-name="T1">user.name = "Айдар"; // ✅ можно изменить (если writable: true)</text:span></text:span></text:p>
      <text:p text:style-name="P16"/>
      <text:p text:style-name="P5"><text:span text:style-name="Source_20_Text"><text:span text:style-name="T1">console.log(user.name); // "Айдар"</text:span></text:span></text:p>
      <text:p text:style-name="P17"/>
      <text:h text:style-name="Heading_20_2" text:outline-level="2"><text:span text:style-name="T1">🔹 6. Если хочешь </text:span><text:span text:style-name="Strong_20_Emphasis"><text:span text:style-name="T1">запретить вообще всё</text:span></text:span></text:h>
      <text:p text:style-name="Text_20_body"><text:span text:style-name="T1">Используй </text:span><text:span text:style-name="Source_20_Text"><text:span text:style-name="T1">Object.freeze()</text:span></text:span><text:span text:style-name="T1">:</text:span></text:p>
      <text:p text:style-name="P3"><text:span text:style-name="Source_20_Text"><text:span text:style-name="T1">let user = { name: "Марат" };</text:span></text:span></text:p>
      <text:p text:style-name="P4"><text:span text:style-name="Source_20_Text"><text:span text:style-name="T1">Object.freeze(user);</text:span></text:span></text:p>
      <text:p text:style-name="P16"/>
      <text:p text:style-name="P4"><text:span text:style-name="Source_20_Text"><text:span text:style-name="T1">user.name = "Айдар"; // ❌ не изменится</text:span></text:span></text:p>
      <text:p text:style-name="P4"><text:span text:style-name="Source_20_Text"><text:span text:style-name="T1">delete user.name; // ❌ нельзя удалить</text:span></text:span></text:p>
      <text:p text:style-name="P4"><text:span text:style-name="Source_20_Text"><text:span text:style-name="T1">user.age = 25; // ❌ нельзя добавить</text:span></text:span></text:p>
      <text:p text:style-name="P16"/>
      <text:p text:style-name="P5"><text:soft-page-break/><text:span text:style-name="Source_20_Text"><text:span text:style-name="T1">console.log(user.name); // "Марат"</text:span></text:span></text:p>
      <text:p text:style-name="P17"/>
      <text:h text:style-name="P1" text:outline-level="2">🔹 7. Проверка состояния объекта</text:h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>
            <table:table-cell table:style-name="Таблица12.A1" office:value-type="string">
              <text:p text:style-name="P13">Проверка</text:p>
            </table:table-cell>
            <table:table-cell table:style-name="Таблица12.A1" office:value-type="string">
              <text:p text:style-name="P13">Что делает</text:p>
            </table:table-cell>
          </table:table-row>
        </table:table-header-rows>
        <table:table-row>
          <table:table-cell table:style-name="Таблица12.A1" office:value-type="string">
            <text:p text:style-name="Table_20_Contents"><text:span text:style-name="Source_20_Text"><text:span text:style-name="T1">Object.isExtensible(obj)</text:span></text:span></text:p>
          </table:table-cell>
          <table:table-cell table:style-name="Таблица12.A1" office:value-type="string">
            <text:p text:style-name="P14">можно ли добавлять свойства</text:p>
          </table:table-cell>
        </table:table-row>
        <table:table-row>
          <table:table-cell table:style-name="Таблица12.A1" office:value-type="string">
            <text:p text:style-name="Table_20_Contents"><text:span text:style-name="Source_20_Text"><text:span text:style-name="T1">Object.isSealed(obj)</text:span></text:span></text:p>
          </table:table-cell>
          <table:table-cell table:style-name="Таблица12.A1" office:value-type="string">
            <text:p text:style-name="P14">“запечатан” ли объект</text:p>
          </table:table-cell>
        </table:table-row>
        <table:table-row>
          <table:table-cell table:style-name="Таблица12.A1" office:value-type="string">
            <text:p text:style-name="Table_20_Contents"><text:span text:style-name="Source_20_Text"><text:span text:style-name="T1">Object.isFrozen(obj)</text:span></text:span></text:p>
          </table:table-cell>
          <table:table-cell table:style-name="Таблица12.A1" office:value-type="string">
            <text:p text:style-name="P14">“заморожен” ли объект</text:p>
          </table:table-cell>
        </table:table-row>
      </table:table>
      <text:p text:style-name="P17"/>
      <text:h text:style-name="P1" text:outline-level="2">✅ Кратко — что выбрать:</text:h>
      <table:table table:name="Таблица13" table:style-name="Таблица13">
        <table:table-column table:style-name="Таблица13.A"/>
        <table:table-column table:style-name="Таблица13.B"/>
        <table:table-header-rows>
          <table:table-row>
            <table:table-cell table:style-name="Таблица13.A1" office:value-type="string">
              <text:p text:style-name="P13">Хочешь запретить</text:p>
            </table:table-cell>
            <table:table-cell table:style-name="Таблица13.A1" office:value-type="string">
              <text:p text:style-name="P13">Используй</text:p>
            </table:table-cell>
          </table:table-row>
        </table:table-header-rows>
        <table:table-row>
          <table:table-cell table:style-name="Таблица13.A1" office:value-type="string">
            <text:p text:style-name="P14">добавление новых свойств</text:p>
          </table:table-cell>
          <table:table-cell table:style-name="Таблица13.A1" office:value-type="string">
            <text:p text:style-name="Table_20_Contents"><text:span text:style-name="Source_20_Text"><text:span text:style-name="T1">Object.preventExtensions(obj)</text:span></text:span></text:p>
          </table:table-cell>
        </table:table-row>
        <table:table-row>
          <table:table-cell table:style-name="Таблица13.A1" office:value-type="string">
            <text:p text:style-name="P14">добавление и удаление свойств</text:p>
          </table:table-cell>
          <table:table-cell table:style-name="Таблица13.A1" office:value-type="string">
            <text:p text:style-name="Table_20_Contents"><text:span text:style-name="Source_20_Text"><text:span text:style-name="T1">Object.seal(obj)</text:span></text:span></text:p>
          </table:table-cell>
        </table:table-row>
        <table:table-row>
          <table:table-cell table:style-name="Таблица13.A1" office:value-type="string">
            <text:p text:style-name="P14">любое изменение (вообще всё)</text:p>
          </table:table-cell>
          <table:table-cell table:style-name="Таблица13.A1" office:value-type="string">
            <text:p text:style-name="Table_20_Contents"><text:span text:style-name="Source_20_Text"><text:span text:style-name="T1">Object.freeze(obj)</text:span></text:span></text:p>
          </table:table-cell>
        </table:table-row>
      </table:table>
      <text:p text:style-name="P17"/>
      <text:h text:style-name="P1" text:outline-level="2">🔹 8. Пример твоего сценария идеально</text:h>
      <text:p text:style-name="P3"><text:span text:style-name="Source_20_Text"><text:span text:style-name="T1">let user = {};</text:span></text:span></text:p>
      <text:p text:style-name="P16"/>
      <text:p text:style-name="P4"><text:span text:style-name="Source_20_Text"><text:span text:style-name="T1">Object.defineProperty(user, "name", {</text:span></text:span></text:p>
      <text:p text:style-name="P4"><text:span text:style-name="Source_20_Text"><text:span text:style-name="T1"><text:s text:c="2"/>value: "Марат",</text:span></text:span></text:p>
      <text:p text:style-name="P4"><text:span text:style-name="Source_20_Text"><text:span text:style-name="T1"><text:s text:c="2"/>writable: false,</text:span></text:span></text:p>
      <text:p text:style-name="P4"><text:span text:style-name="Source_20_Text"><text:span text:style-name="T1"><text:s text:c="2"/>enumerable: true,</text:span></text:span></text:p>
      <text:p text:style-name="P4"><text:span text:style-name="Source_20_Text"><text:span text:style-name="T1"><text:s text:c="2"/>configurable: true</text:span></text:span></text:p>
      <text:p text:style-name="P4"><text:span text:style-name="Source_20_Text"><text:span text:style-name="T1">});</text:span></text:span></text:p>
      <text:p text:style-name="P16"/>
      <text:p text:style-name="P4"><text:span text:style-name="Source_20_Text"><text:span text:style-name="T1">Object.preventExtensions(user); // 🔒 больше нельзя добавлять ничего</text:span></text:span></text:p>
      <text:p text:style-name="P16"/>
      <text:p text:style-name="P4"><text:span text:style-name="Source_20_Text"><text:span text:style-name="T1">delete user.name; // ✅ удалили</text:span></text:span></text:p>
      <text:p text:style-name="P4"><text:span text:style-name="Source_20_Text"><text:span text:style-name="T1">user.name = "Айдар"; // ❌ не добавится</text:span></text:span></text:p>
      <text:p text:style-name="P5"><text:span text:style-name="Source_20_Text"><text:span text:style-name="T1">console.log(user); // {}</text:span></text:span></text:p>
      <text:p text:style-name="P2">📤 Результат:</text:p>
      <text:p text:style-name="P15"><text:span text:style-name="Source_20_Text"><text:span text:style-name="T1">{}</text:span></text:span></text:p>
      <text:p text:style-name="P2">💡 Всё: свойство исчезло, а добавить обратно нельзя — объект “закрыт”.</text:p>
      <text:p text:style-name="P17"/>
      <text:h text:style-name="P1" text:outline-level="2">✅ Итог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header-rows>
          <table:table-row>
            <table:table-cell table:style-name="Таблица14.A1" office:value-type="string">
              <text:p text:style-name="P13">Метод</text:p>
            </table:table-cell>
            <table:table-cell table:style-name="Таблица14.A1" office:value-type="string">
              <text:p text:style-name="P13">Добавлять новые свойства</text:p>
            </table:table-cell>
            <table:table-cell table:style-name="Таблица14.A1" office:value-type="string">
              <text:p text:style-name="P13">Удалять</text:p>
            </table:table-cell>
            <table:table-cell table:style-name="Таблица14.A1" office:value-type="string">
              <text:p text:style-name="P13">Изменять</text:p>
            </table:table-cell>
          </table:table-row>
        </table:table-header-rows>
        <table:table-row>
          <table:table-cell table:style-name="Таблица14.A1" office:value-type="string">
            <text:p text:style-name="Table_20_Contents"><text:span text:style-name="Source_20_Text"><text:span text:style-name="T1">preventExtensions</text:span></text:span></text:p>
          </table:table-cell>
          <table:table-cell table:style-name="Таблица14.A1" office:value-type="string">
            <text:p text:style-name="P14">❌ Нет</text:p>
          </table:table-cell>
          <table:table-cell table:style-name="Таблица14.A1" office:value-type="string">
            <text:p text:style-name="P14">✅ Да</text:p>
          </table:table-cell>
          <table:table-cell table:style-name="Таблица14.A1" office:value-type="string">
            <text:p text:style-name="P14">✅ Да</text:p>
          </table:table-cell>
        </table:table-row>
        <table:table-row>
          <table:table-cell table:style-name="Таблица14.A1" office:value-type="string">
            <text:p text:style-name="Table_20_Contents"><text:span text:style-name="Source_20_Text"><text:span text:style-name="T1">seal</text:span></text:span></text:p>
          </table:table-cell>
          <table:table-cell table:style-name="Таблица14.A1" office:value-type="string">
            <text:p text:style-name="P14">❌ Нет</text:p>
          </table:table-cell>
          <table:table-cell table:style-name="Таблица14.A1" office:value-type="string">
            <text:p text:style-name="P14">❌ Нет</text:p>
          </table:table-cell>
          <table:table-cell table:style-name="Таблица14.A1" office:value-type="string">
            <text:p text:style-name="P14">✅ Да</text:p>
          </table:table-cell>
        </table:table-row>
        <table:table-row>
          <table:table-cell table:style-name="Таблица14.A1" office:value-type="string">
            <text:p text:style-name="Table_20_Contents"><text:span text:style-name="Source_20_Text"><text:span text:style-name="T1">freeze</text:span></text:span></text:p>
          </table:table-cell>
          <table:table-cell table:style-name="Таблица14.A1" office:value-type="string">
            <text:p text:style-name="P14">❌ Нет</text:p>
          </table:table-cell>
          <table:table-cell table:style-name="Таблица14.A1" office:value-type="string">
            <text:p text:style-name="P14">❌ Нет</text:p>
          </table:table-cell>
          <table:table-cell table:style-name="Таблица14.A1" office:value-type="string">
            <text:p text:style-name="P14">❌ Нет</text:p>
          </table:table-cell>
        </table:table-row>
      </table:table>
      <text:p text:style-name="P17"/>
      <text:p text:style-name="Text_20_body"><text:soft-page-break/><text:span text:style-name="T1">📘 </text:span><text:span text:style-name="Strong_20_Emphasis"><text:span text:style-name="T1">Простыми словами:</text:span></text:span></text:p>
      <text:p text:style-name="Quotations"><text:span text:style-name="T1">🔹 После </text:span><text:span text:style-name="Source_20_Text"><text:span text:style-name="T1">Object.preventExtensions(obj)</text:span></text:span><text:span text:style-name="T1"> объект “закрыт” для новых свойств.<text:line-break/>🔹 После </text:span><text:span text:style-name="Source_20_Text"><text:span text:style-name="T1">Object.seal(obj)</text:span></text:span><text:span text:style-name="T1"> он “запечатан”: нельзя ни удалить, ни добавить.<text:line-break/>🔹 После </text:span><text:span text:style-name="Source_20_Text"><text:span text:style-name="T1">Object.freeze(obj)</text:span></text:span><text:span text:style-name="T1"> он “заморожен”: нельзя вообще ничего менять.</text:span></text:p>
      <text:h text:style-name="Heading_20_2" text:outline-level="2"><text:span text:style-name="T1">5. Особое правило: writable можно поменять </text:span><text:span text:style-name="Strong_20_Emphasis"><text:span text:style-name="T1">только в одну сторону</text:span></text:span><text:span text:style-name="T1"> (true → false)</text:span></text:h>
      <text:p text:style-name="Text_20_body"><text:span text:style-name="T1">Если </text:span><text:span text:style-name="Source_20_Text"><text:span text:style-name="T1">configurable: false</text:span></text:span><text:span text:style-name="T1">,<text:line-break/>ты </text:span><text:span text:style-name="Strong_20_Emphasis"><text:span text:style-name="T1">можешь один раз</text:span></text:span><text:span text:style-name="T1"> поменять </text:span><text:span text:style-name="Source_20_Text"><text:span text:style-name="T1">writable</text:span></text:span><text:span text:style-name="T1"> с </text:span><text:span text:style-name="Source_20_Text"><text:span text:style-name="T1">true</text:span></text:span><text:span text:style-name="T1"> → </text:span><text:span text:style-name="Source_20_Text"><text:span text:style-name="T1">false</text:span></text:span><text:span text:style-name="T1">,<text:line-break/>но не наоборот.</text:span></text:p>
      <text:p text:style-name="P3"><text:span text:style-name="Source_20_Text"><text:span text:style-name="T1">let user = {};</text:span></text:span></text:p>
      <text:p text:style-name="P16"/>
      <text:p text:style-name="P4"><text:span text:style-name="Source_20_Text"><text:span text:style-name="T1">Object.defineProperty(user, "name", {</text:span></text:span></text:p>
      <text:p text:style-name="P4"><text:span text:style-name="Source_20_Text"><text:span text:style-name="T1"><text:s text:c="2"/>value: "Марат",</text:span></text:span></text:p>
      <text:p text:style-name="P4"><text:span text:style-name="Source_20_Text"><text:span text:style-name="T1"><text:s text:c="2"/>writable: true,</text:span></text:span></text:p>
      <text:p text:style-name="P4"><text:span text:style-name="Source_20_Text"><text:span text:style-name="T1"><text:s text:c="2"/>configurable: false</text:span></text:span></text:p>
      <text:p text:style-name="P4"><text:span text:style-name="Source_20_Text"><text:span text:style-name="T1">});</text:span></text:span></text:p>
      <text:p text:style-name="P16"/>
      <text:p text:style-name="P4"><text:span text:style-name="Source_20_Text"><text:span text:style-name="T1">// ✅ разрешено: writable true → false</text:span></text:span></text:p>
      <text:p text:style-name="P4"><text:span text:style-name="Source_20_Text"><text:span text:style-name="T1">Object.defineProperty(user, "name", {</text:span></text:span></text:p>
      <text:p text:style-name="P4"><text:span text:style-name="Source_20_Text"><text:span text:style-name="T1"><text:s text:c="2"/>writable: false</text:span></text:span></text:p>
      <text:p text:style-name="P4"><text:span text:style-name="Source_20_Text"><text:span text:style-name="T1">});</text:span></text:span></text:p>
      <text:p text:style-name="P16"/>
      <text:p text:style-name="P4"><text:span text:style-name="Source_20_Text"><text:span text:style-name="T1">// ❌ запрещено: writable false → true</text:span></text:span></text:p>
      <text:p text:style-name="P4"><text:span text:style-name="Source_20_Text"><text:span text:style-name="T1">Object.defineProperty(user, "name", {</text:span></text:span></text:p>
      <text:p text:style-name="P4"><text:span text:style-name="Source_20_Text"><text:span text:style-name="T1"><text:s text:c="2"/>writable: true</text:span></text:span></text:p>
      <text:p text:style-name="P5"><text:span text:style-name="Source_20_Text"><text:span text:style-name="T1">});</text:span></text:span></text:p>
      <text:p text:style-name="P2">📤 Вторая попытка выдаст ошибку:</text:p>
      <text:p text:style-name="P15"><text:span text:style-name="Source_20_Text"><text:span text:style-name="T1">TypeError: Cannot redefine property: name</text:span>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1T02:02:37.867520600</meta:creation-date>
    <dc:date>2025-12-02T20:40:24.419890000</dc:date>
    <meta:editing-duration>PT8H17M14S</meta:editing-duration>
    <meta:editing-cycles>18</meta:editing-cycles>
    <meta:generator>LibreOffice/25.2.7.2$Windows_X86_64 LibreOffice_project/5cbfd1ab6520636bb5f7b99185aa69bd7456825d</meta:generator>
    <meta:document-statistic meta:table-count="14" meta:image-count="0" meta:object-count="0" meta:page-count="16" meta:paragraph-count="567" meta:word-count="2249" meta:character-count="16134" meta:non-whitespace-character-count="14136"/>
  </office:meta>
</office:document-meta>
</file>